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et 1</text:p>
          </table:table-cell>
          <table:table-cell office:value-type="string">
            <text:p>Set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47L18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MEM18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46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IR1263</text:p>
          </table:table-cell>
          <table:table-cell office:value-type="string">
            <text:p>GPR161</text:p>
          </table:table-cell>
          <table:table-cell table:number-columns-repeated="1022"/>
        </table:table-row>
        <table:table-row table:style-name="ro1">
          <table:table-cell office:value-type="string">
            <text:p>LYPD6</text:p>
          </table:table-cell>
          <table:table-cell office:value-type="string">
            <text:p>SGCZ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DAC9</text:p>
          </table:table-cell>
          <table:table-cell table:number-columns-repeated="1022"/>
        </table:table-row>
        <table:table-row table:style-name="ro1">
          <table:table-cell office:value-type="string">
            <text:p>LINC00877</text:p>
          </table:table-cell>
          <table:table-cell office:value-type="string">
            <text:p>FLVCR2</text:p>
          </table:table-cell>
          <table:table-cell table:number-columns-repeated="1022"/>
        </table:table-row>
        <table:table-row table:style-name="ro1">
          <table:table-cell office:value-type="string">
            <text:p>XACT</text:p>
          </table:table-cell>
          <table:table-cell office:value-type="string">
            <text:p>STXBP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PP3</text:p>
          </table:table-cell>
          <table:table-cell table:number-columns-repeated="1022"/>
        </table:table-row>
        <table:table-row table:style-name="ro1">
          <table:table-cell office:value-type="string">
            <text:p>ENSG10010138420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IK3CB</text:p>
          </table:table-cell>
          <table:table-cell office:value-type="string">
            <text:p>PDSS2</text:p>
          </table:table-cell>
          <table:table-cell table:number-columns-repeated="1022"/>
        </table:table-row>
        <table:table-row table:style-name="ro1">
          <table:table-cell office:value-type="string">
            <text:p>LINC0278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IL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U3</text:p>
          </table:table-cell>
          <table:table-cell office:value-type="string">
            <text:p>GAPT</text:p>
          </table:table-cell>
          <table:table-cell table:number-columns-repeated="1022"/>
        </table:table-row>
        <table:table-row table:style-name="ro1">
          <table:table-cell office:value-type="string">
            <text:p>RP11-553N16.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APT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025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OX1-AS1</text:p>
          </table:table-cell>
          <table:table-cell office:value-type="string">
            <text:p>GPR15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GFBR3</text:p>
          </table:table-cell>
          <table:table-cell office:value-type="string">
            <text:p>HECTD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ANX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ANX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062</text:p>
          </table:table-cell>
          <table:table-cell office:value-type="string">
            <text:p>RNU6-2</text:p>
          </table:table-cell>
          <table:table-cell table:number-columns-repeated="1022"/>
        </table:table-row>
        <table:table-row table:style-name="ro1">
          <table:table-cell office:value-type="string">
            <text:p>ASPN</text:p>
          </table:table-cell>
          <table:table-cell office:value-type="string">
            <text:p>ATAD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ORA63</text:p>
          </table:table-cell>
          <table:table-cell table:number-columns-repeated="1022"/>
        </table:table-row>
        <table:table-row table:style-name="ro1">
          <table:table-cell office:value-type="string">
            <text:p>LINC0063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DCTN6</text:p>
          </table:table-cell>
          <table:table-cell office:value-type="string">
            <text:p>CPPED1</text:p>
          </table:table-cell>
          <table:table-cell table:number-columns-repeated="1022"/>
        </table:table-row>
        <table:table-row table:style-name="ro1">
          <table:table-cell office:value-type="string">
            <text:p>RP1-28O17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0251</text:p>
          </table:table-cell>
          <table:table-cell office:value-type="string">
            <text:p>RNF16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GCZ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BC1D31</text:p>
          </table:table-cell>
          <table:table-cell table:number-columns-repeated="1022"/>
        </table:table-row>
        <table:table-row table:style-name="ro1">
          <table:table-cell office:value-type="string">
            <text:p>SRP19</text:p>
          </table:table-cell>
          <table:table-cell office:value-type="string">
            <text:p>MACF1</text:p>
          </table:table-cell>
          <table:table-cell table:number-columns-repeated="1022"/>
        </table:table-row>
        <table:table-row table:style-name="ro1">
          <table:table-cell office:value-type="string">
            <text:p>RNU6-1218P</text:p>
          </table:table-cell>
          <table:table-cell office:value-type="string">
            <text:p>DLD</text:p>
          </table:table-cell>
          <table:table-cell table:number-columns-repeated="1022"/>
        </table:table-row>
        <table:table-row table:style-name="ro1">
          <table:table-cell office:value-type="string">
            <text:p>RP11-360F5.1</text:p>
          </table:table-cell>
          <table:table-cell office:value-type="string">
            <text:p>ZBTB20</text:p>
          </table:table-cell>
          <table:table-cell table:number-columns-repeated="1022"/>
        </table:table-row>
        <table:table-row table:style-name="ro1">
          <table:table-cell office:value-type="string">
            <text:p>MICU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ASTKD3</text:p>
          </table:table-cell>
          <table:table-cell office:value-type="string">
            <text:p>LRBA</text:p>
          </table:table-cell>
          <table:table-cell table:number-columns-repeated="1022"/>
        </table:table-row>
        <table:table-row table:style-name="ro1">
          <table:table-cell office:value-type="string">
            <text:p>EHB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ULP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69N13.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BF2</text:p>
          </table:table-cell>
          <table:table-cell table:number-columns-repeated="1022"/>
        </table:table-row>
        <table:table-row table:style-name="ro1">
          <table:table-cell office:value-type="string">
            <text:p>CTC-788C1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B11FIP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KN</text:p>
          </table:table-cell>
          <table:table-cell table:number-columns-repeated="1022"/>
        </table:table-row>
        <table:table-row table:style-name="ro1">
          <table:table-cell office:value-type="string">
            <text:p>RP11-468N14.09</text:p>
          </table:table-cell>
          <table:table-cell office:value-type="string">
            <text:p>MPHOSPH6</text:p>
          </table:table-cell>
          <table:table-cell table:number-columns-repeated="1022"/>
        </table:table-row>
        <table:table-row table:style-name="ro1">
          <table:table-cell office:value-type="string">
            <text:p>CTNNA2</text:p>
          </table:table-cell>
          <table:table-cell office:value-type="string">
            <text:p>POMGN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DX21</text:p>
          </table:table-cell>
          <table:table-cell table:number-columns-repeated="1022"/>
        </table:table-row>
        <table:table-row table:style-name="ro1">
          <table:table-cell office:value-type="string">
            <text:p>ERI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CDC14</text:p>
          </table:table-cell>
          <table:table-cell office:value-type="string">
            <text:p>ARPC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LID2</text:p>
          </table:table-cell>
          <table:table-cell table:number-columns-repeated="1022"/>
        </table:table-row>
        <table:table-row table:style-name="ro1">
          <table:table-cell office:value-type="string">
            <text:p>RP11-396I22.1</text:p>
          </table:table-cell>
          <table:table-cell office:value-type="string">
            <text:p>PTPN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PS15L1</text:p>
          </table:table-cell>
          <table:table-cell table:number-columns-repeated="1022"/>
        </table:table-row>
        <table:table-row table:style-name="ro1">
          <table:table-cell office:value-type="string">
            <text:p>MAGI1</text:p>
          </table:table-cell>
          <table:table-cell office:value-type="string">
            <text:p>NCAM2</text:p>
          </table:table-cell>
          <table:table-cell table:number-columns-repeated="1022"/>
        </table:table-row>
        <table:table-row table:style-name="ro1">
          <table:table-cell office:value-type="string">
            <text:p>PLPPR1</text:p>
          </table:table-cell>
          <table:table-cell office:value-type="string">
            <text:p>COBLL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P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SR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79P21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14D6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MEM216</text:p>
          </table:table-cell>
          <table:table-cell table:number-columns-repeated="1022"/>
        </table:table-row>
        <table:table-row table:style-name="ro1">
          <table:table-cell office:value-type="string">
            <text:p>MICOS10-NBL1</text:p>
          </table:table-cell>
          <table:table-cell office:value-type="string">
            <text:p>ANO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LC2A9</text:p>
          </table:table-cell>
          <table:table-cell office:value-type="string">
            <text:p>CH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PREB1</text:p>
          </table:table-cell>
          <table:table-cell table:number-columns-repeated="1022"/>
        </table:table-row>
        <table:table-row table:style-name="ro1">
          <table:table-cell office:value-type="string">
            <text:p>CASC15</text:p>
          </table:table-cell>
          <table:table-cell office:value-type="string">
            <text:p>LAMA3</text:p>
          </table:table-cell>
          <table:table-cell table:number-columns-repeated="1022"/>
        </table:table-row>
        <table:table-row table:style-name="ro1">
          <table:table-cell office:value-type="string">
            <text:p>PREPL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AH14</text:p>
          </table:table-cell>
          <table:table-cell table:number-columns-repeated="1022"/>
        </table:table-row>
        <table:table-row table:style-name="ro1">
          <table:table-cell office:value-type="string">
            <text:p>RP11-444E17.6</text:p>
          </table:table-cell>
          <table:table-cell office:value-type="string">
            <text:p>ADAMTS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ETD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NF4G</text:p>
          </table:table-cell>
          <table:table-cell office:value-type="string">
            <text:p>THADA</text:p>
          </table:table-cell>
          <table:table-cell table:number-columns-repeated="1022"/>
        </table:table-row>
        <table:table-row table:style-name="ro1">
          <table:table-cell office:value-type="string">
            <text:p>U6</text:p>
          </table:table-cell>
          <table:table-cell office:value-type="string">
            <text:p>BCL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73143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OT</text:p>
          </table:table-cell>
          <table:table-cell table:number-columns-repeated="1022"/>
        </table:table-row>
        <table:table-row table:style-name="ro1">
          <table:table-cell office:value-type="string">
            <text:p>RP11-447E20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AS2R16</text:p>
          </table:table-cell>
          <table:table-cell office:value-type="string">
            <text:p>NCK2</text:p>
          </table:table-cell>
          <table:table-cell table:number-columns-repeated="1022"/>
        </table:table-row>
        <table:table-row table:style-name="ro1">
          <table:table-cell office:value-type="string">
            <text:p>FRMPD4</text:p>
          </table:table-cell>
          <table:table-cell office:value-type="string">
            <text:p>NCL</text:p>
          </table:table-cell>
          <table:table-cell table:number-columns-repeated="1022"/>
        </table:table-row>
        <table:table-row table:style-name="ro1">
          <table:table-cell office:value-type="string">
            <text:p>ENSG10010138420.1</text:p>
          </table:table-cell>
          <table:table-cell office:value-type="string">
            <text:p>SLFN12L</text:p>
          </table:table-cell>
          <table:table-cell table:number-columns-repeated="1022"/>
        </table:table-row>
        <table:table-row table:style-name="ro1">
          <table:table-cell office:value-type="string">
            <text:p>LRP1B</text:p>
          </table:table-cell>
          <table:table-cell office:value-type="string">
            <text:p>KCNJ4</text:p>
          </table:table-cell>
          <table:table-cell table:number-columns-repeated="1022"/>
        </table:table-row>
        <table:table-row table:style-name="ro1">
          <table:table-cell office:value-type="string">
            <text:p>MSH3</text:p>
          </table:table-cell>
          <table:table-cell office:value-type="string">
            <text:p>SGSM1</text:p>
          </table:table-cell>
          <table:table-cell table:number-columns-repeated="1022"/>
        </table:table-row>
        <table:table-row table:style-name="ro1">
          <table:table-cell office:value-type="string">
            <text:p>RP11-26C10.1</text:p>
          </table:table-cell>
          <table:table-cell office:value-type="string">
            <text:p>CAMTA1</text:p>
          </table:table-cell>
          <table:table-cell table:number-columns-repeated="1022"/>
        </table:table-row>
        <table:table-row table:style-name="ro1">
          <table:table-cell office:value-type="string">
            <text:p>LINC01258</text:p>
          </table:table-cell>
          <table:table-cell office:value-type="string">
            <text:p>GXYLT1</text:p>
          </table:table-cell>
          <table:table-cell table:number-columns-repeated="1022"/>
        </table:table-row>
        <table:table-row table:style-name="ro1">
          <table:table-cell office:value-type="string">
            <text:p>CTNND2</text:p>
          </table:table-cell>
          <table:table-cell office:value-type="string">
            <text:p>SYNP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H3</text:p>
          </table:table-cell>
          <table:table-cell table:number-columns-repeated="1022"/>
        </table:table-row>
        <table:table-row table:style-name="ro1">
          <table:table-cell office:value-type="string">
            <text:p>LINC0137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KCNIP4</text:p>
          </table:table-cell>
          <table:table-cell office:value-type="string">
            <text:p>C4orf5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CHO2</text:p>
          </table:table-cell>
          <table:table-cell table:number-columns-repeated="1022"/>
        </table:table-row>
        <table:table-row table:style-name="ro1">
          <table:table-cell office:value-type="string">
            <text:p>BABAM2</text:p>
          </table:table-cell>
          <table:table-cell office:value-type="string">
            <text:p>DMXL2</text:p>
          </table:table-cell>
          <table:table-cell table:number-columns-repeated="1022"/>
        </table:table-row>
        <table:table-row table:style-name="ro1">
          <table:table-cell office:value-type="string">
            <text:p>LINC0250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159</text:p>
          </table:table-cell>
          <table:table-cell office:value-type="string">
            <text:p>UTP20</text:p>
          </table:table-cell>
          <table:table-cell table:number-columns-repeated="1022"/>
        </table:table-row>
        <table:table-row table:style-name="ro1">
          <table:table-cell office:value-type="string">
            <text:p>AOX3P-AOX2P</text:p>
          </table:table-cell>
          <table:table-cell office:value-type="string">
            <text:p>KIF9</text:p>
          </table:table-cell>
          <table:table-cell table:number-columns-repeated="1022"/>
        </table:table-row>
        <table:table-row table:style-name="ro1">
          <table:table-cell office:value-type="string">
            <text:p>NECTIN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CDC88A</text:p>
          </table:table-cell>
          <table:table-cell office:value-type="string">
            <text:p>VPS18</text:p>
          </table:table-cell>
          <table:table-cell table:number-columns-repeated="1022"/>
        </table:table-row>
        <table:table-row table:style-name="ro1">
          <table:table-cell office:value-type="string">
            <text:p>DACH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NF804B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C1</text:p>
          </table:table-cell>
          <table:table-cell table:number-columns-repeated="1022"/>
        </table:table-row>
        <table:table-row table:style-name="ro1">
          <table:table-cell office:value-type="string">
            <text:p>ARHGEF26-AS1</text:p>
          </table:table-cell>
          <table:table-cell office:value-type="string">
            <text:p>IKZF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HGAP28</text:p>
          </table:table-cell>
          <table:table-cell table:number-columns-repeated="1022"/>
        </table:table-row>
        <table:table-row table:style-name="ro1">
          <table:table-cell office:value-type="string">
            <text:p>RP11-305F18.1</text:p>
          </table:table-cell>
          <table:table-cell office:value-type="string">
            <text:p>TFAP4</text:p>
          </table:table-cell>
          <table:table-cell table:number-columns-repeated="1022"/>
        </table:table-row>
        <table:table-row table:style-name="ro1">
          <table:table-cell office:value-type="string">
            <text:p>LINC01473</text:p>
          </table:table-cell>
          <table:table-cell office:value-type="string">
            <text:p>PEX2</text:p>
          </table:table-cell>
          <table:table-cell table:number-columns-repeated="1022"/>
        </table:table-row>
        <table:table-row table:style-name="ro1">
          <table:table-cell office:value-type="string">
            <text:p>DNAH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25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NAH</text:p>
          </table:table-cell>
          <table:table-cell office:value-type="string">
            <text:p>CD59</text:p>
          </table:table-cell>
          <table:table-cell table:number-columns-repeated="1022"/>
        </table:table-row>
        <table:table-row table:style-name="ro1">
          <table:table-cell office:value-type="string">
            <text:p>GDF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SMC1P12</text:p>
          </table:table-cell>
          <table:table-cell office:value-type="string">
            <text:p>DBT</text:p>
          </table:table-cell>
          <table:table-cell table:number-columns-repeated="1022"/>
        </table:table-row>
        <table:table-row table:style-name="ro1">
          <table:table-cell office:value-type="string">
            <text:p>PGM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LRX2</text:p>
          </table:table-cell>
          <table:table-cell office:value-type="string">
            <text:p>PEP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MP2L</text:p>
          </table:table-cell>
          <table:table-cell table:number-columns-repeated="1022"/>
        </table:table-row>
        <table:table-row table:style-name="ro1">
          <table:table-cell office:value-type="string">
            <text:p>CTD-2134P3.1</text:p>
          </table:table-cell>
          <table:table-cell office:value-type="string">
            <text:p>EEF1AKMT3</text:p>
          </table:table-cell>
          <table:table-cell table:number-columns-repeated="1022"/>
        </table:table-row>
        <table:table-row table:style-name="ro1">
          <table:table-cell office:value-type="string">
            <text:p>FAM135B</text:p>
          </table:table-cell>
          <table:table-cell office:value-type="string">
            <text:p>SEMA6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ELF1</text:p>
          </table:table-cell>
          <table:table-cell table:number-columns-repeated="1022"/>
        </table:table-row>
        <table:table-row table:style-name="ro1">
          <table:table-cell office:value-type="string">
            <text:p>LINC0253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CP1P1</text:p>
          </table:table-cell>
          <table:table-cell office:value-type="string">
            <text:p>MAPKAP1</text:p>
          </table:table-cell>
          <table:table-cell table:number-columns-repeated="1022"/>
        </table:table-row>
        <table:table-row table:style-name="ro1">
          <table:table-cell office:value-type="string">
            <text:p>LINC02541</text:p>
          </table:table-cell>
          <table:table-cell office:value-type="string">
            <text:p>BOLL</text:p>
          </table:table-cell>
          <table:table-cell table:number-columns-repeated="1022"/>
        </table:table-row>
        <table:table-row table:style-name="ro1">
          <table:table-cell office:value-type="string">
            <text:p>KRT18P16</text:p>
          </table:table-cell>
          <table:table-cell office:value-type="string">
            <text:p>MED13</text:p>
          </table:table-cell>
          <table:table-cell table:number-columns-repeated="1022"/>
        </table:table-row>
        <table:table-row table:style-name="ro1">
          <table:table-cell office:value-type="string">
            <text:p>RP11-437J19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DBF2</text:p>
          </table:table-cell>
          <table:table-cell office:value-type="string">
            <text:p>ZNF45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MYM6</text:p>
          </table:table-cell>
          <table:table-cell table:number-columns-repeated="1022"/>
        </table:table-row>
        <table:table-row table:style-name="ro1">
          <table:table-cell office:value-type="string">
            <text:p>IQCJ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BM4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2orf49-DT</text:p>
          </table:table-cell>
          <table:table-cell office:value-type="string">
            <text:p>PNPLA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BTB8A</text:p>
          </table:table-cell>
          <table:table-cell table:number-columns-repeated="1022"/>
        </table:table-row>
        <table:table-row table:style-name="ro1">
          <table:table-cell office:value-type="string">
            <text:p>RNU6-211P</text:p>
          </table:table-cell>
          <table:table-cell office:value-type="string">
            <text:p>HNF1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PR119</text:p>
          </table:table-cell>
          <table:table-cell table:number-columns-repeated="1022"/>
        </table:table-row>
        <table:table-row table:style-name="ro1">
          <table:table-cell office:value-type="string">
            <text:p>AC013401.1</text:p>
          </table:table-cell>
          <table:table-cell office:value-type="string">
            <text:p>RBMS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A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TBP2</text:p>
          </table:table-cell>
          <table:table-cell table:number-columns-repeated="1022"/>
        </table:table-row>
        <table:table-row table:style-name="ro1">
          <table:table-cell office:value-type="string">
            <text:p>RP11-460H9.1</text:p>
          </table:table-cell>
          <table:table-cell office:value-type="string">
            <text:p>SLC4A1AP</text:p>
          </table:table-cell>
          <table:table-cell table:number-columns-repeated="1022"/>
        </table:table-row>
        <table:table-row table:style-name="ro1">
          <table:table-cell office:value-type="string">
            <text:p>RP11-453O22.1</text:p>
          </table:table-cell>
          <table:table-cell office:value-type="string">
            <text:p>SUG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CNA2D2</text:p>
          </table:table-cell>
          <table:table-cell table:number-columns-repeated="1022"/>
        </table:table-row>
        <table:table-row table:style-name="ro1">
          <table:table-cell office:value-type="string">
            <text:p>DPY19L4P2</text:p>
          </table:table-cell>
          <table:table-cell office:value-type="string">
            <text:p>BRAF</text:p>
          </table:table-cell>
          <table:table-cell table:number-columns-repeated="1022"/>
        </table:table-row>
        <table:table-row table:style-name="ro1">
          <table:table-cell office:value-type="string">
            <text:p>RP11-165H23.1</text:p>
          </table:table-cell>
          <table:table-cell office:value-type="string">
            <text:p>TTC39B</text:p>
          </table:table-cell>
          <table:table-cell table:number-columns-repeated="1022"/>
        </table:table-row>
        <table:table-row table:style-name="ro1">
          <table:table-cell office:value-type="string">
            <text:p>RNA5SP173</text:p>
          </table:table-cell>
          <table:table-cell office:value-type="string">
            <text:p>ANKAR</text:p>
          </table:table-cell>
          <table:table-cell table:number-columns-repeated="1022"/>
        </table:table-row>
        <table:table-row table:style-name="ro1">
          <table:table-cell office:value-type="string">
            <text:p>RAD21</text:p>
          </table:table-cell>
          <table:table-cell office:value-type="string">
            <text:p>ADK</text:p>
          </table:table-cell>
          <table:table-cell table:number-columns-repeated="1022"/>
        </table:table-row>
        <table:table-row table:style-name="ro1">
          <table:table-cell office:value-type="string">
            <text:p>EEF1A1P2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IPA1L2</text:p>
          </table:table-cell>
          <table:table-cell office:value-type="string">
            <text:p>OPRK1</text:p>
          </table:table-cell>
          <table:table-cell table:number-columns-repeated="1022"/>
        </table:table-row>
        <table:table-row table:style-name="ro1">
          <table:table-cell office:value-type="string">
            <text:p>KCNS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B3B</text:p>
          </table:table-cell>
          <table:table-cell table:number-columns-repeated="1022"/>
        </table:table-row>
        <table:table-row table:style-name="ro1">
          <table:table-cell office:value-type="string">
            <text:p>RNF130</text:p>
          </table:table-cell>
          <table:table-cell office:value-type="string">
            <text:p>FECH</text:p>
          </table:table-cell>
          <table:table-cell table:number-columns-repeated="1022"/>
        </table:table-row>
        <table:table-row table:style-name="ro1">
          <table:table-cell office:value-type="string">
            <text:p>LINC02268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90C19.1</text:p>
          </table:table-cell>
          <table:table-cell office:value-type="string">
            <text:p>SATB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414</text:p>
          </table:table-cell>
          <table:table-cell office:value-type="string">
            <text:p>CASS4</text:p>
          </table:table-cell>
          <table:table-cell table:number-columns-repeated="1022"/>
        </table:table-row>
        <table:table-row table:style-name="ro1">
          <table:table-cell office:value-type="string">
            <text:p>NGLY1</text:p>
          </table:table-cell>
          <table:table-cell office:value-type="string">
            <text:p>PTPR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BANK1</text:p>
          </table:table-cell>
          <table:table-cell office:value-type="string">
            <text:p>IPP</text:p>
          </table:table-cell>
          <table:table-cell table:number-columns-repeated="1022"/>
        </table:table-row>
        <table:table-row table:style-name="ro1">
          <table:table-cell office:value-type="string">
            <text:p>MBOAT2</text:p>
          </table:table-cell>
          <table:table-cell office:value-type="string">
            <text:p>ADAMTS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69I2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08155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232A1.2</text:p>
          </table:table-cell>
          <table:table-cell office:value-type="string">
            <text:p>PLA2G4E</text:p>
          </table:table-cell>
          <table:table-cell table:number-columns-repeated="1022"/>
        </table:table-row>
        <table:table-row table:style-name="ro1">
          <table:table-cell office:value-type="string">
            <text:p>RP4-552O12.1</text:p>
          </table:table-cell>
          <table:table-cell office:value-type="string">
            <text:p>OR5M11</text:p>
          </table:table-cell>
          <table:table-cell table:number-columns-repeated="1022"/>
        </table:table-row>
        <table:table-row table:style-name="ro1">
          <table:table-cell office:value-type="string">
            <text:p>EIF4G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4I5.3</text:p>
          </table:table-cell>
          <table:table-cell office:value-type="string">
            <text:p>MAP2K6</text:p>
          </table:table-cell>
          <table:table-cell table:number-columns-repeated="1022"/>
        </table:table-row>
        <table:table-row table:style-name="ro1">
          <table:table-cell office:value-type="string">
            <text:p>PRKN</text:p>
          </table:table-cell>
          <table:table-cell office:value-type="string">
            <text:p>DHX8</text:p>
          </table:table-cell>
          <table:table-cell table:number-columns-repeated="1022"/>
        </table:table-row>
        <table:table-row table:style-name="ro1">
          <table:table-cell office:value-type="string">
            <text:p>ABCB5</text:p>
          </table:table-cell>
          <table:table-cell office:value-type="string">
            <text:p>CNTLN</text:p>
          </table:table-cell>
          <table:table-cell table:number-columns-repeated="1022"/>
        </table:table-row>
        <table:table-row table:style-name="ro1">
          <table:table-cell office:value-type="string">
            <text:p>AC006482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RAP3</text:p>
          </table:table-cell>
          <table:table-cell table:number-columns-repeated="1022"/>
        </table:table-row>
        <table:table-row table:style-name="ro1">
          <table:table-cell office:value-type="string">
            <text:p>TMEM237</text:p>
          </table:table-cell>
          <table:table-cell office:value-type="string">
            <text:p>PIGU</text:p>
          </table:table-cell>
          <table:table-cell table:number-columns-repeated="1022"/>
        </table:table-row>
        <table:table-row table:style-name="ro1">
          <table:table-cell office:value-type="string">
            <text:p>CWC2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CC2</text:p>
          </table:table-cell>
          <table:table-cell office:value-type="string">
            <text:p>MAPK4</text:p>
          </table:table-cell>
          <table:table-cell table:number-columns-repeated="1022"/>
        </table:table-row>
        <table:table-row table:style-name="ro1">
          <table:table-cell office:value-type="string">
            <text:p>XX-BC460O1.1</text:p>
          </table:table-cell>
          <table:table-cell office:value-type="string">
            <text:p>VGLL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TN4IP1</text:p>
          </table:table-cell>
          <table:table-cell office:value-type="string">
            <text:p>RH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D2AP</text:p>
          </table:table-cell>
          <table:table-cell table:number-columns-repeated="1022"/>
        </table:table-row>
        <table:table-row table:style-name="ro1">
          <table:table-cell office:value-type="string">
            <text:p>RP5-847G17.1</text:p>
          </table:table-cell>
          <table:table-cell office:value-type="string">
            <text:p>KDM5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KAP6</text:p>
          </table:table-cell>
          <table:table-cell table:number-columns-repeated="1022"/>
        </table:table-row>
        <table:table-row table:style-name="ro1">
          <table:table-cell office:value-type="string">
            <text:p>CTC-575N7.1</text:p>
          </table:table-cell>
          <table:table-cell office:value-type="string">
            <text:p>FZD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09965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NND5A</text:p>
          </table:table-cell>
          <table:table-cell table:number-columns-repeated="1022"/>
        </table:table-row>
        <table:table-row table:style-name="ro1">
          <table:table-cell office:value-type="string">
            <text:p>PITX2</text:p>
          </table:table-cell>
          <table:table-cell office:value-type="string">
            <text:p>TLDC2</text:p>
          </table:table-cell>
          <table:table-cell table:number-columns-repeated="1022"/>
        </table:table-row>
        <table:table-row table:style-name="ro1">
          <table:table-cell office:value-type="string">
            <text:p>SPAG1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OLGA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GO1-AS1</text:p>
          </table:table-cell>
          <table:table-cell office:value-type="string">
            <text:p>CNTNAP2</text:p>
          </table:table-cell>
          <table:table-cell table:number-columns-repeated="1022"/>
        </table:table-row>
        <table:table-row table:style-name="ro1">
          <table:table-cell office:value-type="string">
            <text:p>APBA1</text:p>
          </table:table-cell>
          <table:table-cell office:value-type="string">
            <text:p>RBM4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DH9</text:p>
          </table:table-cell>
          <table:table-cell table:number-columns-repeated="1022"/>
        </table:table-row>
        <table:table-row table:style-name="ro1">
          <table:table-cell office:value-type="string">
            <text:p>FER1L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CDC14</text:p>
          </table:table-cell>
          <table:table-cell office:value-type="string">
            <text:p>DGK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PP2R5A</text:p>
          </table:table-cell>
          <table:table-cell table:number-columns-repeated="1022"/>
        </table:table-row>
        <table:table-row table:style-name="ro1">
          <table:table-cell office:value-type="string">
            <text:p>AC067960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NPP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57E21.3</text:p>
          </table:table-cell>
          <table:table-cell office:value-type="string">
            <text:p>ITFG1</text:p>
          </table:table-cell>
          <table:table-cell table:number-columns-repeated="1022"/>
        </table:table-row>
        <table:table-row table:style-name="ro1">
          <table:table-cell office:value-type="string">
            <text:p>AC138623.1</text:p>
          </table:table-cell>
          <table:table-cell office:value-type="string">
            <text:p>EFCAB2</text:p>
          </table:table-cell>
          <table:table-cell table:number-columns-repeated="1022"/>
        </table:table-row>
        <table:table-row table:style-name="ro1">
          <table:table-cell office:value-type="string">
            <text:p>ERC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L10.3</text:p>
          </table:table-cell>
          <table:table-cell office:value-type="string">
            <text:p>ESR1</text:p>
          </table:table-cell>
          <table:table-cell table:number-columns-repeated="1022"/>
        </table:table-row>
        <table:table-row table:style-name="ro1">
          <table:table-cell office:value-type="string">
            <text:p>SYCP1</text:p>
          </table:table-cell>
          <table:table-cell office:value-type="string">
            <text:p>BNC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GGT1B</text:p>
          </table:table-cell>
          <table:table-cell table:number-columns-repeated="1022"/>
        </table:table-row>
        <table:table-row table:style-name="ro1">
          <table:table-cell office:value-type="string">
            <text:p>INSL6</text:p>
          </table:table-cell>
          <table:table-cell office:value-type="string">
            <text:p>ARHGEF2</text:p>
          </table:table-cell>
          <table:table-cell table:number-columns-repeated="1022"/>
        </table:table-row>
        <table:table-row table:style-name="ro1">
          <table:table-cell office:value-type="string">
            <text:p>ANKIB1</text:p>
          </table:table-cell>
          <table:table-cell office:value-type="string">
            <text:p>HERPUD2</text:p>
          </table:table-cell>
          <table:table-cell table:number-columns-repeated="1022"/>
        </table:table-row>
        <table:table-row table:style-name="ro1">
          <table:table-cell office:value-type="string">
            <text:p>TENM3-AS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3-359N14.3</text:p>
          </table:table-cell>
          <table:table-cell office:value-type="string">
            <text:p>NEUROD6</text:p>
          </table:table-cell>
          <table:table-cell table:number-columns-repeated="1022"/>
        </table:table-row>
        <table:table-row table:style-name="ro1">
          <table:table-cell office:value-type="string">
            <text:p>RPS27P5</text:p>
          </table:table-cell>
          <table:table-cell office:value-type="string">
            <text:p>MYCT1</text:p>
          </table:table-cell>
          <table:table-cell table:number-columns-repeated="1022"/>
        </table:table-row>
        <table:table-row table:style-name="ro1">
          <table:table-cell office:value-type="string">
            <text:p>CNTN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MP7</text:p>
          </table:table-cell>
          <table:table-cell table:number-columns-repeated="1022"/>
        </table:table-row>
        <table:table-row table:style-name="ro1">
          <table:table-cell office:value-type="string">
            <text:p>RP1-133I17.1</text:p>
          </table:table-cell>
          <table:table-cell office:value-type="string">
            <text:p>EIF4EBP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PP1R9A</text:p>
          </table:table-cell>
          <table:table-cell table:number-columns-repeated="1022"/>
        </table:table-row>
        <table:table-row table:style-name="ro1">
          <table:table-cell office:value-type="string">
            <text:p>TENM2</text:p>
          </table:table-cell>
          <table:table-cell office:value-type="string">
            <text:p>NTAQ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F18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GCD</text:p>
          </table:table-cell>
          <table:table-cell office:value-type="string">
            <text:p>HSD17B3</text:p>
          </table:table-cell>
          <table:table-cell table:number-columns-repeated="1022"/>
        </table:table-row>
        <table:table-row table:style-name="ro1">
          <table:table-cell office:value-type="string">
            <text:p>RP11-554D15.1</text:p>
          </table:table-cell>
          <table:table-cell office:value-type="string">
            <text:p>RNF16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17J1.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RC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1QTNF3-AMACR</text:p>
          </table:table-cell>
          <table:table-cell office:value-type="string">
            <text:p>KPN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U6-690P</text:p>
          </table:table-cell>
          <table:table-cell table:number-columns-repeated="1022"/>
        </table:table-row>
        <table:table-row table:style-name="ro1">
          <table:table-cell office:value-type="string">
            <text:p>LINC02780</text:p>
          </table:table-cell>
          <table:table-cell office:value-type="string">
            <text:p>OR4C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753</text:p>
          </table:table-cell>
          <table:table-cell office:value-type="string">
            <text:p>CCDC8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TLA</text:p>
          </table:table-cell>
          <table:table-cell table:number-columns-repeated="1022"/>
        </table:table-row>
        <table:table-row table:style-name="ro1">
          <table:table-cell office:value-type="string">
            <text:p>ERC2</text:p>
          </table:table-cell>
          <table:table-cell office:value-type="string">
            <text:p>ZNF366</text:p>
          </table:table-cell>
          <table:table-cell table:number-columns-repeated="1022"/>
        </table:table-row>
        <table:table-row table:style-name="ro1">
          <table:table-cell office:value-type="string">
            <text:p>SEPTIN14P17</text:p>
          </table:table-cell>
          <table:table-cell office:value-type="string">
            <text:p>CFAP58</text:p>
          </table:table-cell>
          <table:table-cell table:number-columns-repeated="1022"/>
        </table:table-row>
        <table:table-row table:style-name="ro1">
          <table:table-cell office:value-type="string">
            <text:p>RP4-651I17.1</text:p>
          </table:table-cell>
          <table:table-cell office:value-type="string">
            <text:p>IFT74</text:p>
          </table:table-cell>
          <table:table-cell table:number-columns-repeated="1022"/>
        </table:table-row>
        <table:table-row table:style-name="ro1">
          <table:table-cell office:value-type="string">
            <text:p>CPED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INPP4B</text:p>
          </table:table-cell>
          <table:table-cell office:value-type="string">
            <text:p>ZNF63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PG1</text:p>
          </table:table-cell>
          <table:table-cell table:number-columns-repeated="1022"/>
        </table:table-row>
        <table:table-row table:style-name="ro1">
          <table:table-cell office:value-type="string">
            <text:p>RP11-436D23.1</text:p>
          </table:table-cell>
          <table:table-cell office:value-type="string">
            <text:p>ZNF5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OLD2P1</text:p>
          </table:table-cell>
          <table:table-cell office:value-type="string">
            <text:p>CALHM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31J17.1</text:p>
          </table:table-cell>
          <table:table-cell office:value-type="string">
            <text:p>NCAPD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IER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X4IP</text:p>
          </table:table-cell>
          <table:table-cell table:number-columns-repeated="1022"/>
        </table:table-row>
        <table:table-row table:style-name="ro1">
          <table:table-cell office:value-type="string">
            <text:p>ADCY8</text:p>
          </table:table-cell>
          <table:table-cell office:value-type="string">
            <text:p>NAV3</text:p>
          </table:table-cell>
          <table:table-cell table:number-columns-repeated="1022"/>
        </table:table-row>
        <table:table-row table:style-name="ro1">
          <table:table-cell office:value-type="string">
            <text:p>PTPRD</text:p>
          </table:table-cell>
          <table:table-cell office:value-type="string">
            <text:p>ZFAND1</text:p>
          </table:table-cell>
          <table:table-cell table:number-columns-repeated="1022"/>
        </table:table-row>
        <table:table-row table:style-name="ro1">
          <table:table-cell office:value-type="string">
            <text:p>LARP7P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35M8__A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TPRD</text:p>
          </table:table-cell>
          <table:table-cell table:number-columns-repeated="1022"/>
        </table:table-row>
        <table:table-row table:style-name="ro1">
          <table:table-cell office:value-type="string">
            <text:p>EXOC6B</text:p>
          </table:table-cell>
          <table:table-cell office:value-type="string">
            <text:p>BDKRB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YAP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RMDA</text:p>
          </table:table-cell>
          <table:table-cell table:number-columns-repeated="1022"/>
        </table:table-row>
        <table:table-row table:style-name="ro1">
          <table:table-cell office:value-type="string">
            <text:p>RBMS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NRXN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P2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G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3RF1</text:p>
          </table:table-cell>
          <table:table-cell table:number-columns-repeated="1022"/>
        </table:table-row>
        <table:table-row table:style-name="ro1">
          <table:table-cell office:value-type="string">
            <text:p>RP11-157E16.1</text:p>
          </table:table-cell>
          <table:table-cell office:value-type="string">
            <text:p>ZNF266</text:p>
          </table:table-cell>
          <table:table-cell table:number-columns-repeated="1022"/>
        </table:table-row>
        <table:table-row table:style-name="ro1">
          <table:table-cell office:value-type="string">
            <text:p>THADA</text:p>
          </table:table-cell>
          <table:table-cell office:value-type="string">
            <text:p>NF2</text:p>
          </table:table-cell>
          <table:table-cell table:number-columns-repeated="1022"/>
        </table:table-row>
        <table:table-row table:style-name="ro1">
          <table:table-cell office:value-type="string">
            <text:p>H3P28</text:p>
          </table:table-cell>
          <table:table-cell office:value-type="string">
            <text:p>ANKRD13C</text:p>
          </table:table-cell>
          <table:table-cell table:number-columns-repeated="1022"/>
        </table:table-row>
        <table:table-row table:style-name="ro1">
          <table:table-cell office:value-type="string">
            <text:p>LINC00861</text:p>
          </table:table-cell>
          <table:table-cell office:value-type="string">
            <text:p>SLFN12L</text:p>
          </table:table-cell>
          <table:table-cell table:number-columns-repeated="1022"/>
        </table:table-row>
        <table:table-row table:style-name="ro1">
          <table:table-cell office:value-type="string">
            <text:p>ABL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25B21.1</text:p>
          </table:table-cell>
          <table:table-cell office:value-type="string">
            <text:p>CETN3</text:p>
          </table:table-cell>
          <table:table-cell table:number-columns-repeated="1022"/>
        </table:table-row>
        <table:table-row table:style-name="ro1">
          <table:table-cell office:value-type="string">
            <text:p>LINC0252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RM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KS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LDN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CROD2</text:p>
          </table:table-cell>
          <table:table-cell table:number-columns-repeated="1022"/>
        </table:table-row>
        <table:table-row table:style-name="ro1">
          <table:table-cell office:value-type="string">
            <text:p>RP11-781E19.1</text:p>
          </table:table-cell>
          <table:table-cell office:value-type="string">
            <text:p>SYNPO2</text:p>
          </table:table-cell>
          <table:table-cell table:number-columns-repeated="1022"/>
        </table:table-row>
        <table:table-row table:style-name="ro1">
          <table:table-cell office:value-type="string">
            <text:p>EMX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TN</text:p>
          </table:table-cell>
          <table:table-cell office:value-type="string">
            <text:p>TBX1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AMTS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LB</text:p>
          </table:table-cell>
          <table:table-cell table:number-columns-repeated="1022"/>
        </table:table-row>
        <table:table-row table:style-name="ro1">
          <table:table-cell office:value-type="string">
            <text:p>AC009478.1</text:p>
          </table:table-cell>
          <table:table-cell office:value-type="string">
            <text:p>MARCHF4</text:p>
          </table:table-cell>
          <table:table-cell table:number-columns-repeated="1022"/>
        </table:table-row>
        <table:table-row table:style-name="ro1">
          <table:table-cell office:value-type="string">
            <text:p>TNFAIP8</text:p>
          </table:table-cell>
          <table:table-cell office:value-type="string">
            <text:p>TBC1D1</text:p>
          </table:table-cell>
          <table:table-cell table:number-columns-repeated="1022"/>
        </table:table-row>
        <table:table-row table:style-name="ro1">
          <table:table-cell office:value-type="string">
            <text:p>CPEB2-DT</text:p>
          </table:table-cell>
          <table:table-cell office:value-type="string">
            <text:p>ANK3</text:p>
          </table:table-cell>
          <table:table-cell table:number-columns-repeated="1022"/>
        </table:table-row>
        <table:table-row table:style-name="ro1">
          <table:table-cell office:value-type="string">
            <text:p>TBX1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OPC</text:p>
          </table:table-cell>
          <table:table-cell table:number-columns-repeated="1022"/>
        </table:table-row>
        <table:table-row table:style-name="ro1">
          <table:table-cell office:value-type="string">
            <text:p>CGGB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NEXMIF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V39H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RPL9</text:p>
          </table:table-cell>
          <table:table-cell table:number-columns-repeated="1022"/>
        </table:table-row>
        <table:table-row table:style-name="ro1">
          <table:table-cell office:value-type="string">
            <text:p>WWC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NGPTL1</text:p>
          </table:table-cell>
          <table:table-cell office:value-type="string">
            <text:p>ZBTB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U1-101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YNPR</text:p>
          </table:table-cell>
          <table:table-cell office:value-type="string">
            <text:p>LIMCH1</text:p>
          </table:table-cell>
          <table:table-cell table:number-columns-repeated="1022"/>
        </table:table-row>
        <table:table-row table:style-name="ro1">
          <table:table-cell office:value-type="string">
            <text:p>RP11-624A4.2</text:p>
          </table:table-cell>
          <table:table-cell office:value-type="string">
            <text:p>OSBP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AM12</text:p>
          </table:table-cell>
          <table:table-cell table:number-columns-repeated="1022"/>
        </table:table-row>
        <table:table-row table:style-name="ro1">
          <table:table-cell office:value-type="string">
            <text:p>PDZD2</text:p>
          </table:table-cell>
          <table:table-cell office:value-type="string">
            <text:p>SUG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F26B</text:p>
          </table:table-cell>
          <table:table-cell table:number-columns-repeated="1022"/>
        </table:table-row>
        <table:table-row table:style-name="ro1">
          <table:table-cell office:value-type="string">
            <text:p>MACC1</text:p>
          </table:table-cell>
          <table:table-cell office:value-type="string">
            <text:p>BRCA1</text:p>
          </table:table-cell>
          <table:table-cell table:number-columns-repeated="1022"/>
        </table:table-row>
        <table:table-row table:style-name="ro1">
          <table:table-cell office:value-type="string">
            <text:p>RP5-1090P18.1</text:p>
          </table:table-cell>
          <table:table-cell office:value-type="string">
            <text:p>RMDN3</text:p>
          </table:table-cell>
          <table:table-cell table:number-columns-repeated="1022"/>
        </table:table-row>
        <table:table-row table:style-name="ro1">
          <table:table-cell office:value-type="string">
            <text:p>TMEM39B</text:p>
          </table:table-cell>
          <table:table-cell office:value-type="string">
            <text:p>MYO1D</text:p>
          </table:table-cell>
          <table:table-cell table:number-columns-repeated="1022"/>
        </table:table-row>
        <table:table-row table:style-name="ro1">
          <table:table-cell office:value-type="string">
            <text:p>RP11-438C19.2</text:p>
          </table:table-cell>
          <table:table-cell office:value-type="string">
            <text:p>C8orf3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SC22D1</text:p>
          </table:table-cell>
          <table:table-cell table:number-columns-repeated="1022"/>
        </table:table-row>
        <table:table-row table:style-name="ro1">
          <table:table-cell office:value-type="string">
            <text:p>PDK1</text:p>
          </table:table-cell>
          <table:table-cell office:value-type="string">
            <text:p>RBMS3</text:p>
          </table:table-cell>
          <table:table-cell table:number-columns-repeated="1022"/>
        </table:table-row>
        <table:table-row table:style-name="ro1">
          <table:table-cell office:value-type="string">
            <text:p>RNF18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IA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DHHC22</text:p>
          </table:table-cell>
          <table:table-cell table:number-columns-repeated="1022"/>
        </table:table-row>
        <table:table-row table:style-name="ro1">
          <table:table-cell office:value-type="string">
            <text:p>ST8SIA4</text:p>
          </table:table-cell>
          <table:table-cell office:value-type="string">
            <text:p>FOXN3</text:p>
          </table:table-cell>
          <table:table-cell table:number-columns-repeated="1022"/>
        </table:table-row>
        <table:table-row table:style-name="ro1">
          <table:table-cell office:value-type="string">
            <text:p>RNF38</text:p>
          </table:table-cell>
          <table:table-cell office:value-type="string">
            <text:p>RBM26</text:p>
          </table:table-cell>
          <table:table-cell table:number-columns-repeated="1022"/>
        </table:table-row>
        <table:table-row table:style-name="ro1">
          <table:table-cell office:value-type="string">
            <text:p>SPAG1</text:p>
          </table:table-cell>
          <table:table-cell office:value-type="string">
            <text:p>PALM2AKAP2</text:p>
          </table:table-cell>
          <table:table-cell table:number-columns-repeated="1022"/>
        </table:table-row>
        <table:table-row table:style-name="ro1">
          <table:table-cell office:value-type="string">
            <text:p>KLHL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LIS3</text:p>
          </table:table-cell>
          <table:table-cell office:value-type="string">
            <text:p>SRPK2</text:p>
          </table:table-cell>
          <table:table-cell table:number-columns-repeated="1022"/>
        </table:table-row>
        <table:table-row table:style-name="ro1">
          <table:table-cell office:value-type="string">
            <text:p>U6</text:p>
          </table:table-cell>
          <table:table-cell office:value-type="string">
            <text:p>EIF2AK4</text:p>
          </table:table-cell>
          <table:table-cell table:number-columns-repeated="1022"/>
        </table:table-row>
        <table:table-row table:style-name="ro1">
          <table:table-cell office:value-type="string">
            <text:p>RP11-12P19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GF1R</text:p>
          </table:table-cell>
          <table:table-cell table:number-columns-repeated="1022"/>
        </table:table-row>
        <table:table-row table:style-name="ro1">
          <table:table-cell office:value-type="string">
            <text:p>RP11-120I21.2</text:p>
          </table:table-cell>
          <table:table-cell office:value-type="string">
            <text:p>CBLC</text:p>
          </table:table-cell>
          <table:table-cell table:number-columns-repeated="1022"/>
        </table:table-row>
        <table:table-row table:style-name="ro1">
          <table:table-cell office:value-type="string">
            <text:p>LINC01805</text:p>
          </table:table-cell>
          <table:table-cell office:value-type="string">
            <text:p>PUR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707P20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LD1</text:p>
          </table:table-cell>
          <table:table-cell office:value-type="string">
            <text:p>OSBPL1A</text:p>
          </table:table-cell>
          <table:table-cell table:number-columns-repeated="1022"/>
        </table:table-row>
        <table:table-row table:style-name="ro1">
          <table:table-cell office:value-type="string">
            <text:p>RNF19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IL20RB</text:p>
          </table:table-cell>
          <table:table-cell office:value-type="string">
            <text:p>SLC1A1</text:p>
          </table:table-cell>
          <table:table-cell table:number-columns-repeated="1022"/>
        </table:table-row>
        <table:table-row table:style-name="ro1">
          <table:table-cell office:value-type="string">
            <text:p>OCRL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208P4.1</text:p>
          </table:table-cell>
          <table:table-cell office:value-type="string">
            <text:p>BCKDHB</text:p>
          </table:table-cell>
          <table:table-cell table:number-columns-repeated="1022"/>
        </table:table-row>
        <table:table-row table:style-name="ro1">
          <table:table-cell office:value-type="string">
            <text:p>RP11-523L1.2</text:p>
          </table:table-cell>
          <table:table-cell office:value-type="string">
            <text:p>PIBF1</text:p>
          </table:table-cell>
          <table:table-cell table:number-columns-repeated="1022"/>
        </table:table-row>
        <table:table-row table:style-name="ro1">
          <table:table-cell office:value-type="string">
            <text:p>LINC02005</text:p>
          </table:table-cell>
          <table:table-cell office:value-type="string">
            <text:p>LRP6</text:p>
          </table:table-cell>
          <table:table-cell table:number-columns-repeated="1022"/>
        </table:table-row>
        <table:table-row table:style-name="ro1">
          <table:table-cell office:value-type="string">
            <text:p>SLC30A8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S1-124K5.1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NRG1</text:p>
          </table:table-cell>
          <table:table-cell office:value-type="string">
            <text:p>DENND4A</text:p>
          </table:table-cell>
          <table:table-cell table:number-columns-repeated="1022"/>
        </table:table-row>
        <table:table-row table:style-name="ro1">
          <table:table-cell office:value-type="string">
            <text:p>RGS5-AS1</text:p>
          </table:table-cell>
          <table:table-cell office:value-type="string">
            <text:p>CAPRIN1</text:p>
          </table:table-cell>
          <table:table-cell table:number-columns-repeated="1022"/>
        </table:table-row>
        <table:table-row table:style-name="ro1">
          <table:table-cell office:value-type="string">
            <text:p>EXOC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PHA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RIP1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7SL691P</text:p>
          </table:table-cell>
          <table:table-cell office:value-type="string">
            <text:p>SMAP1</text:p>
          </table:table-cell>
          <table:table-cell table:number-columns-repeated="1022"/>
        </table:table-row>
        <table:table-row table:style-name="ro1">
          <table:table-cell office:value-type="string">
            <text:p>HNMT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AP3K7</text:p>
          </table:table-cell>
          <table:table-cell office:value-type="string">
            <text:p>SPPL2C</text:p>
          </table:table-cell>
          <table:table-cell table:number-columns-repeated="1022"/>
        </table:table-row>
        <table:table-row table:style-name="ro1">
          <table:table-cell office:value-type="string">
            <text:p>CXCL13</text:p>
          </table:table-cell>
          <table:table-cell office:value-type="string">
            <text:p>NKX6-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39E24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ETX</text:p>
          </table:table-cell>
          <table:table-cell office:value-type="string">
            <text:p>CAMKMT</text:p>
          </table:table-cell>
          <table:table-cell table:number-columns-repeated="1022"/>
        </table:table-row>
        <table:table-row table:style-name="ro1">
          <table:table-cell office:value-type="string">
            <text:p>EYA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TC-573M9.1</text:p>
          </table:table-cell>
          <table:table-cell office:value-type="string">
            <text:p>EXOC1L</text:p>
          </table:table-cell>
          <table:table-cell table:number-columns-repeated="1022"/>
        </table:table-row>
        <table:table-row table:style-name="ro1">
          <table:table-cell office:value-type="string">
            <text:p>CSMD1</text:p>
          </table:table-cell>
          <table:table-cell office:value-type="string">
            <text:p>RBPMS</text:p>
          </table:table-cell>
          <table:table-cell table:number-columns-repeated="1022"/>
        </table:table-row>
        <table:table-row table:style-name="ro1">
          <table:table-cell office:value-type="string">
            <text:p>CNGA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14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TUB</text:p>
          </table:table-cell>
          <table:table-cell table:number-columns-repeated="1022"/>
        </table:table-row>
        <table:table-row table:style-name="ro1">
          <table:table-cell office:value-type="string">
            <text:p>TMEM130</text:p>
          </table:table-cell>
          <table:table-cell office:value-type="string">
            <text:p>MEIG1</text:p>
          </table:table-cell>
          <table:table-cell table:number-columns-repeated="1022"/>
        </table:table-row>
        <table:table-row table:style-name="ro1">
          <table:table-cell office:value-type="string">
            <text:p>TAAR9</text:p>
          </table:table-cell>
          <table:table-cell office:value-type="string">
            <text:p>ATP6V0A1</text:p>
          </table:table-cell>
          <table:table-cell table:number-columns-repeated="1022"/>
        </table:table-row>
        <table:table-row table:style-name="ro1">
          <table:table-cell office:value-type="string">
            <text:p>ADGRL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OBO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ASC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TF2</text:p>
          </table:table-cell>
          <table:table-cell table:number-columns-repeated="1022"/>
        </table:table-row>
        <table:table-row table:style-name="ro1">
          <table:table-cell office:value-type="string">
            <text:p>DNAH12</text:p>
          </table:table-cell>
          <table:table-cell office:value-type="string">
            <text:p>SLC35E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90P13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SB5</text:p>
          </table:table-cell>
          <table:table-cell table:number-columns-repeated="1022"/>
        </table:table-row>
        <table:table-row table:style-name="ro1">
          <table:table-cell office:value-type="string">
            <text:p>GABRG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RRC40</text:p>
          </table:table-cell>
          <table:table-cell table:number-columns-repeated="1022"/>
        </table:table-row>
        <table:table-row table:style-name="ro1">
          <table:table-cell office:value-type="string">
            <text:p>RAF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M46</text:p>
          </table:table-cell>
          <table:table-cell table:number-columns-repeated="1022"/>
        </table:table-row>
        <table:table-row table:style-name="ro1">
          <table:table-cell office:value-type="string">
            <text:p>LINC0068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NSG10010135304.1</text:p>
          </table:table-cell>
          <table:table-cell office:value-type="string">
            <text:p>TMCO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PHB2</text:p>
          </table:table-cell>
          <table:table-cell table:number-columns-repeated="1022"/>
        </table:table-row>
        <table:table-row table:style-name="ro1">
          <table:table-cell office:value-type="string">
            <text:p>RP11-364L4.4</text:p>
          </table:table-cell>
          <table:table-cell office:value-type="string">
            <text:p>TMEM1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MP2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83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YO5B</text:p>
          </table:table-cell>
          <table:table-cell table:number-columns-repeated="1022"/>
        </table:table-row>
        <table:table-row table:style-name="ro1">
          <table:table-cell office:value-type="string">
            <text:p>COL6A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M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EBP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CAF10</text:p>
          </table:table-cell>
          <table:table-cell table:number-columns-repeated="1022"/>
        </table:table-row>
        <table:table-row table:style-name="ro1">
          <table:table-cell office:value-type="string">
            <text:p>SCGB1D5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U1-141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RMC9</text:p>
          </table:table-cell>
          <table:table-cell office:value-type="string">
            <text:p>PSMA3</text:p>
          </table:table-cell>
          <table:table-cell table:number-columns-repeated="1022"/>
        </table:table-row>
        <table:table-row table:style-name="ro1">
          <table:table-cell office:value-type="string">
            <text:p>RNA5SP29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00B12.1</text:p>
          </table:table-cell>
          <table:table-cell office:value-type="string">
            <text:p>DPY19L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F1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CNG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-15D23.2</text:p>
          </table:table-cell>
          <table:table-cell office:value-type="string">
            <text:p>SLC1A3</text:p>
          </table:table-cell>
          <table:table-cell table:number-columns-repeated="1022"/>
        </table:table-row>
        <table:table-row table:style-name="ro1">
          <table:table-cell office:value-type="string">
            <text:p>RP11-139E24.1</text:p>
          </table:table-cell>
          <table:table-cell office:value-type="string">
            <text:p>MSH4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ALDH1L1</text:p>
          </table:table-cell>
          <table:table-cell table:number-columns-repeated="1022"/>
        </table:table-row>
        <table:table-row table:style-name="ro1">
          <table:table-cell office:value-type="string">
            <text:p>MIR7515HG</text:p>
          </table:table-cell>
          <table:table-cell office:value-type="string">
            <text:p>UVSS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A2G4P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NF804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TAP1</text:p>
          </table:table-cell>
          <table:table-cell office:value-type="string">
            <text:p>STMN4</text:p>
          </table:table-cell>
          <table:table-cell table:number-columns-repeated="1022"/>
        </table:table-row>
        <table:table-row table:style-name="ro1">
          <table:table-cell office:value-type="string">
            <text:p>LINC0170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4-555D20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NRC6B</text:p>
          </table:table-cell>
          <table:table-cell table:number-columns-repeated="1022"/>
        </table:table-row>
        <table:table-row table:style-name="ro1">
          <table:table-cell office:value-type="string">
            <text:p>LINC02789</text:p>
          </table:table-cell>
          <table:table-cell office:value-type="string">
            <text:p>SULT2A1</text:p>
          </table:table-cell>
          <table:table-cell table:number-columns-repeated="1022"/>
        </table:table-row>
        <table:table-row table:style-name="ro1">
          <table:table-cell office:value-type="string">
            <text:p>LINC0205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7SKP32</text:p>
          </table:table-cell>
          <table:table-cell office:value-type="string">
            <text:p>OL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SCAN5A</text:p>
          </table:table-cell>
          <table:table-cell table:number-columns-repeated="1022"/>
        </table:table-row>
        <table:table-row table:style-name="ro1">
          <table:table-cell office:value-type="string">
            <text:p>RP11-651C2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F3B1</text:p>
          </table:table-cell>
          <table:table-cell office:value-type="string">
            <text:p>RAB11FIP4</text:p>
          </table:table-cell>
          <table:table-cell table:number-columns-repeated="1022"/>
        </table:table-row>
        <table:table-row table:style-name="ro1">
          <table:table-cell office:value-type="string">
            <text:p>SLC9B2</text:p>
          </table:table-cell>
          <table:table-cell office:value-type="string">
            <text:p>CAMK4</text:p>
          </table:table-cell>
          <table:table-cell table:number-columns-repeated="1022"/>
        </table:table-row>
        <table:table-row table:style-name="ro1">
          <table:table-cell office:value-type="string">
            <text:p>NRP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OSC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962G15.1</text:p>
          </table:table-cell>
          <table:table-cell office:value-type="string">
            <text:p>RBM4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AM32</text:p>
          </table:table-cell>
          <table:table-cell table:number-columns-repeated="1022"/>
        </table:table-row>
        <table:table-row table:style-name="ro1">
          <table:table-cell office:value-type="string">
            <text:p>ZNF36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CHF6</text:p>
          </table:table-cell>
          <table:table-cell table:number-columns-repeated="1022"/>
        </table:table-row>
        <table:table-row table:style-name="ro1">
          <table:table-cell office:value-type="string">
            <text:p>RP1-107N3.2</text:p>
          </table:table-cell>
          <table:table-cell office:value-type="string">
            <text:p>TRAV1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F5B</text:p>
          </table:table-cell>
          <table:table-cell table:number-columns-repeated="1022"/>
        </table:table-row>
        <table:table-row table:style-name="ro1">
          <table:table-cell office:value-type="string">
            <text:p>KALRN</text:p>
          </table:table-cell>
          <table:table-cell office:value-type="string">
            <text:p>ABI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GT8</text:p>
          </table:table-cell>
          <table:table-cell table:number-columns-repeated="1022"/>
        </table:table-row>
        <table:table-row table:style-name="ro1">
          <table:table-cell office:value-type="string">
            <text:p>UGT2A3</text:p>
          </table:table-cell>
          <table:table-cell office:value-type="string">
            <text:p>RAB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QCC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F15</text:p>
          </table:table-cell>
          <table:table-cell table:number-columns-repeated="1022"/>
        </table:table-row>
        <table:table-row table:style-name="ro1">
          <table:table-cell office:value-type="string">
            <text:p>IGKV1D-4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0H3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D300LB</text:p>
          </table:table-cell>
          <table:table-cell table:number-columns-repeated="1022"/>
        </table:table-row>
        <table:table-row table:style-name="ro1">
          <table:table-cell office:value-type="string">
            <text:p>BTNL8</text:p>
          </table:table-cell>
          <table:table-cell office:value-type="string">
            <text:p>CNPY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LASP2</text:p>
          </table:table-cell>
          <table:table-cell table:number-columns-repeated="1022"/>
        </table:table-row>
        <table:table-row table:style-name="ro1">
          <table:table-cell office:value-type="string">
            <text:p>RP11-640F22.1</text:p>
          </table:table-cell>
          <table:table-cell office:value-type="string">
            <text:p>MYO1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IG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LF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MCD1-AS1</text:p>
          </table:table-cell>
          <table:table-cell office:value-type="string">
            <text:p>SCN5A</text:p>
          </table:table-cell>
          <table:table-cell table:number-columns-repeated="1022"/>
        </table:table-row>
        <table:table-row table:style-name="ro1">
          <table:table-cell office:value-type="string">
            <text:p>PAX4</text:p>
          </table:table-cell>
          <table:table-cell office:value-type="string">
            <text:p>SEC24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ERT1</text:p>
          </table:table-cell>
          <table:table-cell table:number-columns-repeated="1022"/>
        </table:table-row>
        <table:table-row table:style-name="ro1">
          <table:table-cell office:value-type="string">
            <text:p>CCDC138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XYLT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TD-2345M20.3</text:p>
          </table:table-cell>
          <table:table-cell office:value-type="string">
            <text:p>EY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C12A2</text:p>
          </table:table-cell>
          <table:table-cell table:number-columns-repeated="1022"/>
        </table:table-row>
        <table:table-row table:style-name="ro1">
          <table:table-cell office:value-type="string">
            <text:p>ZNF131</text:p>
          </table:table-cell>
          <table:table-cell office:value-type="string">
            <text:p>PLA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DNAH11</text:p>
          </table:table-cell>
          <table:table-cell office:value-type="string">
            <text:p>IKZF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BP1L</text:p>
          </table:table-cell>
          <table:table-cell table:number-columns-repeated="1022"/>
        </table:table-row>
        <table:table-row table:style-name="ro1">
          <table:table-cell office:value-type="string">
            <text:p>ZNF385B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TC28</text:p>
          </table:table-cell>
          <table:table-cell table:number-columns-repeated="1022"/>
        </table:table-row>
        <table:table-row table:style-name="ro1">
          <table:table-cell office:value-type="string">
            <text:p>LINC0170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ORB</text:p>
          </table:table-cell>
          <table:table-cell office:value-type="string">
            <text:p>LIM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MK4</text:p>
          </table:table-cell>
          <table:table-cell table:number-columns-repeated="1022"/>
        </table:table-row>
        <table:table-row table:style-name="ro1">
          <table:table-cell office:value-type="string">
            <text:p>RP11-227H4.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LSTN2</text:p>
          </table:table-cell>
          <table:table-cell office:value-type="string">
            <text:p>CAMTA1</text:p>
          </table:table-cell>
          <table:table-cell table:number-columns-repeated="1022"/>
        </table:table-row>
        <table:table-row table:style-name="ro1">
          <table:table-cell office:value-type="string">
            <text:p>RP11-373A6.1</text:p>
          </table:table-cell>
          <table:table-cell office:value-type="string">
            <text:p>ZNF27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-232L24.4</text:p>
          </table:table-cell>
          <table:table-cell office:value-type="string">
            <text:p>CFAP61</text:p>
          </table:table-cell>
          <table:table-cell table:number-columns-repeated="1022"/>
        </table:table-row>
        <table:table-row table:style-name="ro1">
          <table:table-cell office:value-type="string">
            <text:p>IGFBPL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HFPL3</text:p>
          </table:table-cell>
          <table:table-cell office:value-type="string">
            <text:p>TRAP1</text:p>
          </table:table-cell>
          <table:table-cell table:number-columns-repeated="1022"/>
        </table:table-row>
        <table:table-row table:style-name="ro1">
          <table:table-cell office:value-type="string">
            <text:p>PTPRD</text:p>
          </table:table-cell>
          <table:table-cell office:value-type="string">
            <text:p>RB1CC1</text:p>
          </table:table-cell>
          <table:table-cell table:number-columns-repeated="1022"/>
        </table:table-row>
        <table:table-row table:style-name="ro1">
          <table:table-cell office:value-type="string">
            <text:p>RP11-657O9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EC22C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LEKHA8</text:p>
          </table:table-cell>
          <table:table-cell office:value-type="string">
            <text:p>BTAF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ML2</text:p>
          </table:table-cell>
          <table:table-cell table:number-columns-repeated="1022"/>
        </table:table-row>
        <table:table-row table:style-name="ro1">
          <table:table-cell office:value-type="string">
            <text:p>SLC44A5</text:p>
          </table:table-cell>
          <table:table-cell office:value-type="string">
            <text:p>FAM107B</text:p>
          </table:table-cell>
          <table:table-cell table:number-columns-repeated="1022"/>
        </table:table-row>
        <table:table-row table:style-name="ro1">
          <table:table-cell office:value-type="string">
            <text:p>GABRB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7SKP29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21L21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220D10.1</text:p>
          </table:table-cell>
          <table:table-cell office:value-type="string">
            <text:p>KIF27</text:p>
          </table:table-cell>
          <table:table-cell table:number-columns-repeated="1022"/>
        </table:table-row>
        <table:table-row table:style-name="ro1">
          <table:table-cell office:value-type="string">
            <text:p>FAF1</text:p>
          </table:table-cell>
          <table:table-cell office:value-type="string">
            <text:p>RN7SKP193</text:p>
          </table:table-cell>
          <table:table-cell table:number-columns-repeated="1022"/>
        </table:table-row>
        <table:table-row table:style-name="ro1">
          <table:table-cell office:value-type="string">
            <text:p>SLC9B1</text:p>
          </table:table-cell>
          <table:table-cell office:value-type="string">
            <text:p>RAB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LR2B</text:p>
          </table:table-cell>
          <table:table-cell table:number-columns-repeated="1022"/>
        </table:table-row>
        <table:table-row table:style-name="ro1">
          <table:table-cell office:value-type="string">
            <text:p>RN7SKP10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DLGAP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FCAB1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IR4280HG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YP51A1P1</text:p>
          </table:table-cell>
          <table:table-cell office:value-type="string">
            <text:p>PTK2</text:p>
          </table:table-cell>
          <table:table-cell table:number-columns-repeated="1022"/>
        </table:table-row>
        <table:table-row table:style-name="ro1">
          <table:table-cell office:value-type="string">
            <text:p>LINC00499</text:p>
          </table:table-cell>
          <table:table-cell office:value-type="string">
            <text:p>YES1</text:p>
          </table:table-cell>
          <table:table-cell table:number-columns-repeated="1022"/>
        </table:table-row>
        <table:table-row table:style-name="ro1">
          <table:table-cell office:value-type="string">
            <text:p>CNGB3</text:p>
          </table:table-cell>
          <table:table-cell office:value-type="string">
            <text:p>FBXW4</text:p>
          </table:table-cell>
          <table:table-cell table:number-columns-repeated="1022"/>
        </table:table-row>
        <table:table-row table:style-name="ro1">
          <table:table-cell office:value-type="string">
            <text:p>HTR1F</text:p>
          </table:table-cell>
          <table:table-cell office:value-type="string">
            <text:p>CREB5</text:p>
          </table:table-cell>
          <table:table-cell table:number-columns-repeated="1022"/>
        </table:table-row>
        <table:table-row table:style-name="ro1">
          <table:table-cell office:value-type="string">
            <text:p>TMEM23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07131.2</text:p>
          </table:table-cell>
          <table:table-cell office:value-type="string">
            <text:p>SYCP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EL1</text:p>
          </table:table-cell>
          <table:table-cell table:number-columns-repeated="1022"/>
        </table:table-row>
        <table:table-row table:style-name="ro1">
          <table:table-cell office:value-type="string">
            <text:p>CTC-340A15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D38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DCY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YAP1P1</text:p>
          </table:table-cell>
          <table:table-cell office:value-type="string">
            <text:p>CHMP4C</text:p>
          </table:table-cell>
          <table:table-cell table:number-columns-repeated="1022"/>
        </table:table-row>
        <table:table-row table:style-name="ro1">
          <table:table-cell office:value-type="string">
            <text:p>DHX57</text:p>
          </table:table-cell>
          <table:table-cell office:value-type="string">
            <text:p>GALNT1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DK4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I2.3</text:p>
          </table:table-cell>
          <table:table-cell office:value-type="string">
            <text:p>WDR59</text:p>
          </table:table-cell>
          <table:table-cell table:number-columns-repeated="1022"/>
        </table:table-row>
        <table:table-row table:style-name="ro1">
          <table:table-cell office:value-type="string">
            <text:p>TRPM3</text:p>
          </table:table-cell>
          <table:table-cell office:value-type="string">
            <text:p>S100Z</text:p>
          </table:table-cell>
          <table:table-cell table:number-columns-repeated="1022"/>
        </table:table-row>
        <table:table-row table:style-name="ro1">
          <table:table-cell office:value-type="string">
            <text:p>MPDZ</text:p>
          </table:table-cell>
          <table:table-cell office:value-type="string">
            <text:p>RRAGD</text:p>
          </table:table-cell>
          <table:table-cell table:number-columns-repeated="1022"/>
        </table:table-row>
        <table:table-row table:style-name="ro1">
          <table:table-cell office:value-type="string">
            <text:p>RP5-991O23.1</text:p>
          </table:table-cell>
          <table:table-cell office:value-type="string">
            <text:p>COX7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OXQ1</text:p>
          </table:table-cell>
          <table:table-cell office:value-type="string">
            <text:p>INPP4B</text:p>
          </table:table-cell>
          <table:table-cell table:number-columns-repeated="1022"/>
        </table:table-row>
        <table:table-row table:style-name="ro1">
          <table:table-cell office:value-type="string">
            <text:p>CALN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RRC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X2</text:p>
          </table:table-cell>
          <table:table-cell table:number-columns-repeated="1022"/>
        </table:table-row>
        <table:table-row table:style-name="ro1">
          <table:table-cell office:value-type="string">
            <text:p>RP11-587H10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HGAP2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LR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NF34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KAIN1</text:p>
          </table:table-cell>
          <table:table-cell table:number-columns-repeated="1022"/>
        </table:table-row>
        <table:table-row table:style-name="ro1">
          <table:table-cell office:value-type="string">
            <text:p>MYT1L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SD7B</text:p>
          </table:table-cell>
          <table:table-cell table:number-columns-repeated="1022"/>
        </table:table-row>
        <table:table-row table:style-name="ro1">
          <table:table-cell office:value-type="string">
            <text:p>FSTL5</text:p>
          </table:table-cell>
          <table:table-cell office:value-type="string">
            <text:p>GUCY1A2</text:p>
          </table:table-cell>
          <table:table-cell table:number-columns-repeated="1022"/>
        </table:table-row>
        <table:table-row table:style-name="ro1">
          <table:table-cell office:value-type="string">
            <text:p>ASB1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NPEP</text:p>
          </table:table-cell>
          <table:table-cell office:value-type="string">
            <text:p>HECTD1</text:p>
          </table:table-cell>
          <table:table-cell table:number-columns-repeated="1022"/>
        </table:table-row>
        <table:table-row table:style-name="ro1">
          <table:table-cell office:value-type="string">
            <text:p>RP11-649A16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U6-1172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APDHP56</text:p>
          </table:table-cell>
          <table:table-cell office:value-type="string">
            <text:p>FAM110B</text:p>
          </table:table-cell>
          <table:table-cell table:number-columns-repeated="1022"/>
        </table:table-row>
        <table:table-row table:style-name="ro1">
          <table:table-cell office:value-type="string">
            <text:p>RNU6-649P</text:p>
          </table:table-cell>
          <table:table-cell office:value-type="string">
            <text:p>HDAC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IL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C41A2</text:p>
          </table:table-cell>
          <table:table-cell table:number-columns-repeated="1022"/>
        </table:table-row>
        <table:table-row table:style-name="ro1">
          <table:table-cell office:value-type="string">
            <text:p>CTD-2308B18.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TCL2</text:p>
          </table:table-cell>
          <table:table-cell table:number-columns-repeated="1022"/>
        </table:table-row>
        <table:table-row table:style-name="ro1">
          <table:table-cell office:value-type="string">
            <text:p>ZRANB2</text:p>
          </table:table-cell>
          <table:table-cell office:value-type="string">
            <text:p>ABI3BP</text:p>
          </table:table-cell>
          <table:table-cell table:number-columns-repeated="1022"/>
        </table:table-row>
        <table:table-row table:style-name="ro1">
          <table:table-cell office:value-type="string">
            <text:p>LINC02118</text:p>
          </table:table-cell>
          <table:table-cell office:value-type="string">
            <text:p>DNAJC24</text:p>
          </table:table-cell>
          <table:table-cell table:number-columns-repeated="1022"/>
        </table:table-row>
        <table:table-row table:style-name="ro1">
          <table:table-cell office:value-type="string">
            <text:p>RP11-415J4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NPLA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SHZ2</text:p>
          </table:table-cell>
          <table:table-cell table:number-columns-repeated="1022"/>
        </table:table-row>
        <table:table-row table:style-name="ro1">
          <table:table-cell office:value-type="string">
            <text:p>SEC24D</text:p>
          </table:table-cell>
          <table:table-cell office:value-type="string">
            <text:p>LRMD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BAALC-AS2</text:p>
          </table:table-cell>
          <table:table-cell office:value-type="string">
            <text:p>FSD1L</text:p>
          </table:table-cell>
          <table:table-cell table:number-columns-repeated="1022"/>
        </table:table-row>
        <table:table-row table:style-name="ro1">
          <table:table-cell office:value-type="string">
            <text:p>TOMM22P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7SKP113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SH3D1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622</text:p>
          </table:table-cell>
          <table:table-cell office:value-type="string">
            <text:p>RALBP1</text:p>
          </table:table-cell>
          <table:table-cell table:number-columns-repeated="1022"/>
        </table:table-row>
        <table:table-row table:style-name="ro1">
          <table:table-cell office:value-type="string">
            <text:p>PER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NRXN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7H12.3</text:p>
          </table:table-cell>
          <table:table-cell office:value-type="string">
            <text:p>PCSK1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MEM25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KG1</text:p>
          </table:table-cell>
          <table:table-cell table:number-columns-repeated="1022"/>
        </table:table-row>
        <table:table-row table:style-name="ro1">
          <table:table-cell office:value-type="string">
            <text:p>SGMS2</text:p>
          </table:table-cell>
          <table:table-cell office:value-type="string">
            <text:p>HS6ST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27P7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M171A1</text:p>
          </table:table-cell>
          <table:table-cell table:number-columns-repeated="1022"/>
        </table:table-row>
        <table:table-row table:style-name="ro1">
          <table:table-cell office:value-type="string">
            <text:p>CTNND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L6P21</text:p>
          </table:table-cell>
          <table:table-cell office:value-type="string">
            <text:p>OSBPL11</text:p>
          </table:table-cell>
          <table:table-cell table:number-columns-repeated="1022"/>
        </table:table-row>
        <table:table-row table:style-name="ro1">
          <table:table-cell office:value-type="string">
            <text:p>ME1</text:p>
          </table:table-cell>
          <table:table-cell office:value-type="string">
            <text:p>FAM107B</text:p>
          </table:table-cell>
          <table:table-cell table:number-columns-repeated="1022"/>
        </table:table-row>
        <table:table-row table:style-name="ro1">
          <table:table-cell office:value-type="string">
            <text:p>RAB11FIP5</text:p>
          </table:table-cell>
          <table:table-cell office:value-type="string">
            <text:p>BRINP2</text:p>
          </table:table-cell>
          <table:table-cell table:number-columns-repeated="1022"/>
        </table:table-row>
        <table:table-row table:style-name="ro1">
          <table:table-cell office:value-type="string">
            <text:p>SULT1B1</text:p>
          </table:table-cell>
          <table:table-cell office:value-type="string">
            <text:p>YAP1</text:p>
          </table:table-cell>
          <table:table-cell table:number-columns-repeated="1022"/>
        </table:table-row>
        <table:table-row table:style-name="ro1">
          <table:table-cell office:value-type="string">
            <text:p>LINC02577</text:p>
          </table:table-cell>
          <table:table-cell office:value-type="string">
            <text:p>KIF21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CTD14</text:p>
          </table:table-cell>
          <table:table-cell table:number-columns-repeated="1022"/>
        </table:table-row>
        <table:table-row table:style-name="ro1">
          <table:table-cell office:value-type="string">
            <text:p>LINC01036</text:p>
          </table:table-cell>
          <table:table-cell office:value-type="string">
            <text:p>LKAAEAR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023L17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XPO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A1A</text:p>
          </table:table-cell>
          <table:table-cell table:number-columns-repeated="1022"/>
        </table:table-row>
        <table:table-row table:style-name="ro1">
          <table:table-cell office:value-type="string">
            <text:p>CCDC170</text:p>
          </table:table-cell>
          <table:table-cell office:value-type="string">
            <text:p>MICU1</text:p>
          </table:table-cell>
          <table:table-cell table:number-columns-repeated="1022"/>
        </table:table-row>
        <table:table-row table:style-name="ro1">
          <table:table-cell office:value-type="string">
            <text:p>HNF4G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BLL1</text:p>
          </table:table-cell>
          <table:table-cell table:number-columns-repeated="1022"/>
        </table:table-row>
        <table:table-row table:style-name="ro1">
          <table:table-cell office:value-type="string">
            <text:p>GS1-304P7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MCD1-AS1</text:p>
          </table:table-cell>
          <table:table-cell office:value-type="string">
            <text:p>AASD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CDC2</text:p>
          </table:table-cell>
          <table:table-cell table:number-columns-repeated="1022"/>
        </table:table-row>
        <table:table-row table:style-name="ro1">
          <table:table-cell office:value-type="string">
            <text:p>RP11-384F7.1</text:p>
          </table:table-cell>
          <table:table-cell office:value-type="string">
            <text:p>LPAR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CTM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TCH1</text:p>
          </table:table-cell>
          <table:table-cell table:number-columns-repeated="1022"/>
        </table:table-row>
        <table:table-row table:style-name="ro1">
          <table:table-cell office:value-type="string">
            <text:p>PCSK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P24</text:p>
          </table:table-cell>
          <table:table-cell table:number-columns-repeated="1022"/>
        </table:table-row>
        <table:table-row table:style-name="ro1">
          <table:table-cell office:value-type="string">
            <text:p>CTD-2337A12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08N14.1</text:p>
          </table:table-cell>
          <table:table-cell office:value-type="string">
            <text:p>SLC24A2</text:p>
          </table:table-cell>
          <table:table-cell table:number-columns-repeated="1022"/>
        </table:table-row>
        <table:table-row table:style-name="ro1">
          <table:table-cell office:value-type="string">
            <text:p>HTT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DCAF8L1</text:p>
          </table:table-cell>
          <table:table-cell office:value-type="string">
            <text:p>ECT2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APDHP50</text:p>
          </table:table-cell>
          <table:table-cell office:value-type="string">
            <text:p>NCOR1</text:p>
          </table:table-cell>
          <table:table-cell table:number-columns-repeated="1022"/>
        </table:table-row>
        <table:table-row table:style-name="ro1">
          <table:table-cell office:value-type="string">
            <text:p>KMT2C</text:p>
          </table:table-cell>
          <table:table-cell office:value-type="string">
            <text:p>WASF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RSB</text:p>
          </table:table-cell>
          <table:table-cell table:number-columns-repeated="1022"/>
        </table:table-row>
        <table:table-row table:style-name="ro1">
          <table:table-cell office:value-type="string">
            <text:p>RP11-423B13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NF425</text:p>
          </table:table-cell>
          <table:table-cell office:value-type="string">
            <text:p>IL10</text:p>
          </table:table-cell>
          <table:table-cell table:number-columns-repeated="1022"/>
        </table:table-row>
        <table:table-row table:style-name="ro1">
          <table:table-cell office:value-type="string">
            <text:p>SLC38A1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196</text:p>
          </table:table-cell>
          <table:table-cell office:value-type="string">
            <text:p>BLTP3B</text:p>
          </table:table-cell>
          <table:table-cell table:number-columns-repeated="1022"/>
        </table:table-row>
        <table:table-row table:style-name="ro1">
          <table:table-cell office:value-type="string">
            <text:p>PUS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CNB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96B10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QGAP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BRINP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RL1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71N4.1</text:p>
          </table:table-cell>
          <table:table-cell office:value-type="string">
            <text:p>CD18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616</text:p>
          </table:table-cell>
          <table:table-cell office:value-type="string">
            <text:p>SNAPC1</text:p>
          </table:table-cell>
          <table:table-cell table:number-columns-repeated="1022"/>
        </table:table-row>
        <table:table-row table:style-name="ro1">
          <table:table-cell office:value-type="string">
            <text:p>KAZN-AS1</text:p>
          </table:table-cell>
          <table:table-cell office:value-type="string">
            <text:p>FASTKD1</text:p>
          </table:table-cell>
          <table:table-cell table:number-columns-repeated="1022"/>
        </table:table-row>
        <table:table-row table:style-name="ro1">
          <table:table-cell office:value-type="string">
            <text:p>AC079807.4</text:p>
          </table:table-cell>
          <table:table-cell office:value-type="string">
            <text:p>PTPN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PS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AH7</text:p>
          </table:table-cell>
          <table:table-cell table:number-columns-repeated="1022"/>
        </table:table-row>
        <table:table-row table:style-name="ro1">
          <table:table-cell office:value-type="string">
            <text:p>LHX4</text:p>
          </table:table-cell>
          <table:table-cell office:value-type="string">
            <text:p>LRR1</text:p>
          </table:table-cell>
          <table:table-cell table:number-columns-repeated="1022"/>
        </table:table-row>
        <table:table-row table:style-name="ro1">
          <table:table-cell office:value-type="string">
            <text:p>GLULP6</text:p>
          </table:table-cell>
          <table:table-cell office:value-type="string">
            <text:p>CTNND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U6-1228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5-844F9.1</text:p>
          </table:table-cell>
          <table:table-cell office:value-type="string">
            <text:p>RPS3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CUB</text:p>
          </table:table-cell>
          <table:table-cell table:number-columns-repeated="1022"/>
        </table:table-row>
        <table:table-row table:style-name="ro1">
          <table:table-cell office:value-type="string">
            <text:p>U2SUR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SPO2</text:p>
          </table:table-cell>
          <table:table-cell office:value-type="string">
            <text:p>TNRC6B</text:p>
          </table:table-cell>
          <table:table-cell table:number-columns-repeated="1022"/>
        </table:table-row>
        <table:table-row table:style-name="ro1">
          <table:table-cell office:value-type="string">
            <text:p>LYPD6</text:p>
          </table:table-cell>
          <table:table-cell office:value-type="string">
            <text:p>CACNA2D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WC22</text:p>
          </table:table-cell>
          <table:table-cell office:value-type="string">
            <text:p>PCGF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HL5</text:p>
          </table:table-cell>
          <table:table-cell office:value-type="string">
            <text:p>RBM15</text:p>
          </table:table-cell>
          <table:table-cell table:number-columns-repeated="1022"/>
        </table:table-row>
        <table:table-row table:style-name="ro1">
          <table:table-cell office:value-type="string">
            <text:p>MAP3K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MGB3P23</text:p>
          </table:table-cell>
          <table:table-cell office:value-type="string">
            <text:p>BCL11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SPAN13</text:p>
          </table:table-cell>
          <table:table-cell table:number-columns-repeated="1022"/>
        </table:table-row>
        <table:table-row table:style-name="ro1">
          <table:table-cell office:value-type="string">
            <text:p>LINC0132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PPE1</text:p>
          </table:table-cell>
          <table:table-cell table:number-columns-repeated="1022"/>
        </table:table-row>
        <table:table-row table:style-name="ro1">
          <table:table-cell office:value-type="string">
            <text:p>SEPTIN14P21</text:p>
          </table:table-cell>
          <table:table-cell office:value-type="string">
            <text:p>VRK1</text:p>
          </table:table-cell>
          <table:table-cell table:number-columns-repeated="1022"/>
        </table:table-row>
        <table:table-row table:style-name="ro1">
          <table:table-cell office:value-type="string">
            <text:p>CTC-337B15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RBB4</text:p>
          </table:table-cell>
          <table:table-cell office:value-type="string">
            <text:p>ADAMTSL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DZRN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IM2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MG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PY19L2</text:p>
          </table:table-cell>
          <table:table-cell table:number-columns-repeated="1022"/>
        </table:table-row>
        <table:table-row table:style-name="ro1">
          <table:table-cell office:value-type="string">
            <text:p>C9orf129</text:p>
          </table:table-cell>
          <table:table-cell office:value-type="string">
            <text:p>ACVR2B</text:p>
          </table:table-cell>
          <table:table-cell table:number-columns-repeated="1022"/>
        </table:table-row>
        <table:table-row table:style-name="ro1">
          <table:table-cell office:value-type="string">
            <text:p>MTFR1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19055.1</text:p>
          </table:table-cell>
          <table:table-cell office:value-type="string">
            <text:p>ICE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GKE</text:p>
          </table:table-cell>
          <table:table-cell table:number-columns-repeated="1022"/>
        </table:table-row>
        <table:table-row table:style-name="ro1">
          <table:table-cell office:value-type="string">
            <text:p>PLEKHM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0276</text:p>
          </table:table-cell>
          <table:table-cell office:value-type="string">
            <text:p>GLOD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49E4.1</text:p>
          </table:table-cell>
          <table:table-cell office:value-type="string">
            <text:p>PBX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ARP14</text:p>
          </table:table-cell>
          <table:table-cell table:number-columns-repeated="1022"/>
        </table:table-row>
        <table:table-row table:style-name="ro1">
          <table:table-cell office:value-type="string">
            <text:p>TTC2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ALNT13</text:p>
          </table:table-cell>
          <table:table-cell office:value-type="string">
            <text:p>PLXDC2</text:p>
          </table:table-cell>
          <table:table-cell table:number-columns-repeated="1022"/>
        </table:table-row>
        <table:table-row table:style-name="ro1">
          <table:table-cell office:value-type="string">
            <text:p>NUFIP1P1</text:p>
          </table:table-cell>
          <table:table-cell office:value-type="string">
            <text:p>LUC7L2</text:p>
          </table:table-cell>
          <table:table-cell table:number-columns-repeated="1022"/>
        </table:table-row>
        <table:table-row table:style-name="ro1">
          <table:table-cell office:value-type="string">
            <text:p>RN7SL135P</text:p>
          </table:table-cell>
          <table:table-cell office:value-type="string">
            <text:p>TMEM200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ICH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AM240B</text:p>
          </table:table-cell>
          <table:table-cell office:value-type="string">
            <text:p>PDSS2</text:p>
          </table:table-cell>
          <table:table-cell table:number-columns-repeated="1022"/>
        </table:table-row>
        <table:table-row table:style-name="ro1">
          <table:table-cell office:value-type="string">
            <text:p>LINC0172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DM2</text:p>
          </table:table-cell>
          <table:table-cell office:value-type="string">
            <text:p>TRIOB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CEH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OK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TO</text:p>
          </table:table-cell>
          <table:table-cell table:number-columns-repeated="1022"/>
        </table:table-row>
        <table:table-row table:style-name="ro1">
          <table:table-cell office:value-type="string">
            <text:p>BRINP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AVL2</text:p>
          </table:table-cell>
          <table:table-cell table:number-columns-repeated="1022"/>
        </table:table-row>
        <table:table-row table:style-name="ro1">
          <table:table-cell office:value-type="string">
            <text:p>ZBTB2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NRNPA1P6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RSB</text:p>
          </table:table-cell>
          <table:table-cell office:value-type="string">
            <text:p>NEGR1</text:p>
          </table:table-cell>
          <table:table-cell table:number-columns-repeated="1022"/>
        </table:table-row>
        <table:table-row table:style-name="ro1">
          <table:table-cell office:value-type="string">
            <text:p>RP11-707P20.1</text:p>
          </table:table-cell>
          <table:table-cell office:value-type="string">
            <text:p>CCDC19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LASP2</text:p>
          </table:table-cell>
          <table:table-cell table:number-columns-repeated="1022"/>
        </table:table-row>
        <table:table-row table:style-name="ro1">
          <table:table-cell office:value-type="string">
            <text:p>CTSV</text:p>
          </table:table-cell>
          <table:table-cell office:value-type="string">
            <text:p>MIGA1</text:p>
          </table:table-cell>
          <table:table-cell table:number-columns-repeated="1022"/>
        </table:table-row>
        <table:table-row table:style-name="ro1">
          <table:table-cell office:value-type="string">
            <text:p>RP11-338I24.1</text:p>
          </table:table-cell>
          <table:table-cell office:value-type="string">
            <text:p>SH3RF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RDT</text:p>
          </table:table-cell>
          <table:table-cell table:number-columns-repeated="1022"/>
        </table:table-row>
        <table:table-row table:style-name="ro1">
          <table:table-cell office:value-type="string">
            <text:p>UBE2NL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AP4K4</text:p>
          </table:table-cell>
          <table:table-cell office:value-type="string">
            <text:p>MLXI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ERF1</text:p>
          </table:table-cell>
          <table:table-cell table:number-columns-repeated="1022"/>
        </table:table-row>
        <table:table-row table:style-name="ro1">
          <table:table-cell office:value-type="string">
            <text:p>RP11-141F7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TB-95D12.1</text:p>
          </table:table-cell>
          <table:table-cell office:value-type="string">
            <text:p>LSAM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428C6.2</text:p>
          </table:table-cell>
          <table:table-cell office:value-type="string">
            <text:p>CER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MN2</text:p>
          </table:table-cell>
          <table:table-cell office:value-type="string">
            <text:p>SATB2</text:p>
          </table:table-cell>
          <table:table-cell table:number-columns-repeated="1022"/>
        </table:table-row>
        <table:table-row table:style-name="ro1">
          <table:table-cell office:value-type="string">
            <text:p>KB-1433G4.1</text:p>
          </table:table-cell>
          <table:table-cell office:value-type="string">
            <text:p>RAP2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MBR</text:p>
          </table:table-cell>
          <table:table-cell table:number-columns-repeated="1022"/>
        </table:table-row>
        <table:table-row table:style-name="ro1">
          <table:table-cell office:value-type="string">
            <text:p>RARB</text:p>
          </table:table-cell>
          <table:table-cell office:value-type="string">
            <text:p>PIK3CB</text:p>
          </table:table-cell>
          <table:table-cell table:number-columns-repeated="1022"/>
        </table:table-row>
        <table:table-row table:style-name="ro1">
          <table:table-cell office:value-type="string">
            <text:p>RP11-281P23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S4A14</text:p>
          </table:table-cell>
          <table:table-cell table:number-columns-repeated="1022"/>
        </table:table-row>
        <table:table-row table:style-name="ro1">
          <table:table-cell office:value-type="string">
            <text:p>HMGB1P18</text:p>
          </table:table-cell>
          <table:table-cell office:value-type="string">
            <text:p>ZWIL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10</text:p>
          </table:table-cell>
          <table:table-cell table:number-columns-repeated="1022"/>
        </table:table-row>
        <table:table-row table:style-name="ro1">
          <table:table-cell office:value-type="string">
            <text:p>F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82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EMA3D</text:p>
          </table:table-cell>
          <table:table-cell office:value-type="string">
            <text:p>OSBPL10</text:p>
          </table:table-cell>
          <table:table-cell table:number-columns-repeated="1022"/>
        </table:table-row>
        <table:table-row table:style-name="ro1">
          <table:table-cell office:value-type="string">
            <text:p>UFL1-AS1</text:p>
          </table:table-cell>
          <table:table-cell office:value-type="string">
            <text:p>AK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AH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19orf38</text:p>
          </table:table-cell>
          <table:table-cell table:number-columns-repeated="1022"/>
        </table:table-row>
        <table:table-row table:style-name="ro1">
          <table:table-cell office:value-type="string">
            <text:p>GFRAL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158H18.2</text:p>
          </table:table-cell>
          <table:table-cell office:value-type="string">
            <text:p>ST3GAL5</text:p>
          </table:table-cell>
          <table:table-cell table:number-columns-repeated="1022"/>
        </table:table-row>
        <table:table-row table:style-name="ro1">
          <table:table-cell office:value-type="string">
            <text:p>RNU4-66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63M4.2</text:p>
          </table:table-cell>
          <table:table-cell office:value-type="string">
            <text:p>KCNIP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NF704</text:p>
          </table:table-cell>
          <table:table-cell table:number-columns-repeated="1022"/>
        </table:table-row>
        <table:table-row table:style-name="ro1">
          <table:table-cell office:value-type="string">
            <text:p>MEF2C-AS1</text:p>
          </table:table-cell>
          <table:table-cell office:value-type="string">
            <text:p>THADA</text:p>
          </table:table-cell>
          <table:table-cell table:number-columns-repeated="1022"/>
        </table:table-row>
        <table:table-row table:style-name="ro1">
          <table:table-cell office:value-type="string">
            <text:p>MARK2P1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TV5</text:p>
          </table:table-cell>
          <table:table-cell table:number-columns-repeated="1022"/>
        </table:table-row>
        <table:table-row table:style-name="ro1">
          <table:table-cell office:value-type="string">
            <text:p>PIK3R4</text:p>
          </table:table-cell>
          <table:table-cell office:value-type="string">
            <text:p>RNU6-971P</text:p>
          </table:table-cell>
          <table:table-cell table:number-columns-repeated="1022"/>
        </table:table-row>
        <table:table-row table:style-name="ro1">
          <table:table-cell office:value-type="string">
            <text:p>GRB1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XYLT2</text:p>
          </table:table-cell>
          <table:table-cell table:number-columns-repeated="1022"/>
        </table:table-row>
        <table:table-row table:style-name="ro1">
          <table:table-cell office:value-type="string">
            <text:p>FAM184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CN9A</text:p>
          </table:table-cell>
          <table:table-cell office:value-type="string">
            <text:p>GGA1</text:p>
          </table:table-cell>
          <table:table-cell table:number-columns-repeated="1022"/>
        </table:table-row>
        <table:table-row table:style-name="ro1">
          <table:table-cell office:value-type="string">
            <text:p>ADAM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ELMO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SD3</text:p>
          </table:table-cell>
          <table:table-cell table:number-columns-repeated="1022"/>
        </table:table-row>
        <table:table-row table:style-name="ro1">
          <table:table-cell office:value-type="string">
            <text:p>RP11-232A1.2</text:p>
          </table:table-cell>
          <table:table-cell office:value-type="string">
            <text:p>ITSN1</text:p>
          </table:table-cell>
          <table:table-cell table:number-columns-repeated="1022"/>
        </table:table-row>
        <table:table-row table:style-name="ro1">
          <table:table-cell office:value-type="string">
            <text:p>CADPS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138623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MARCA4</text:p>
          </table:table-cell>
          <table:table-cell table:number-columns-repeated="1022"/>
        </table:table-row>
        <table:table-row table:style-name="ro1">
          <table:table-cell office:value-type="string">
            <text:p>CTB-47B8.1</text:p>
          </table:table-cell>
          <table:table-cell office:value-type="string">
            <text:p>DNAH3</text:p>
          </table:table-cell>
          <table:table-cell table:number-columns-repeated="1022"/>
        </table:table-row>
        <table:table-row table:style-name="ro1">
          <table:table-cell office:value-type="string">
            <text:p>EXOC6B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DR33</text:p>
          </table:table-cell>
          <table:table-cell table:number-columns-repeated="1022"/>
        </table:table-row>
        <table:table-row table:style-name="ro1">
          <table:table-cell office:value-type="string">
            <text:p>KATNA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DM5</text:p>
          </table:table-cell>
          <table:table-cell office:value-type="string">
            <text:p>MS4A5</text:p>
          </table:table-cell>
          <table:table-cell table:number-columns-repeated="1022"/>
        </table:table-row>
        <table:table-row table:style-name="ro1">
          <table:table-cell office:value-type="string">
            <text:p>NCKAP5</text:p>
          </table:table-cell>
          <table:table-cell office:value-type="string">
            <text:p>SOX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YREF</text:p>
          </table:table-cell>
          <table:table-cell table:number-columns-repeated="1022"/>
        </table:table-row>
        <table:table-row table:style-name="ro1">
          <table:table-cell office:value-type="string">
            <text:p>ALCAM</text:p>
          </table:table-cell>
          <table:table-cell office:value-type="string">
            <text:p>ARHGAP2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NX7</text:p>
          </table:table-cell>
          <table:table-cell table:number-columns-repeated="1022"/>
        </table:table-row>
        <table:table-row table:style-name="ro1">
          <table:table-cell office:value-type="string">
            <text:p>PRPS1L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21218.2</text:p>
          </table:table-cell>
          <table:table-cell office:value-type="string">
            <text:p>SEC22B</text:p>
          </table:table-cell>
          <table:table-cell table:number-columns-repeated="1022"/>
        </table:table-row>
        <table:table-row table:style-name="ro1">
          <table:table-cell office:value-type="string">
            <text:p>PSMC1P1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75M4.1</text:p>
          </table:table-cell>
          <table:table-cell office:value-type="string">
            <text:p>FRMD4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YGO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NF648</text:p>
          </table:table-cell>
          <table:table-cell office:value-type="string">
            <text:p>FARP1</text:p>
          </table:table-cell>
          <table:table-cell table:number-columns-repeated="1022"/>
        </table:table-row>
        <table:table-row table:style-name="ro1">
          <table:table-cell office:value-type="string">
            <text:p>MTND2P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OX2</text:p>
          </table:table-cell>
          <table:table-cell table:number-columns-repeated="1022"/>
        </table:table-row>
        <table:table-row table:style-name="ro1">
          <table:table-cell office:value-type="string">
            <text:p>LINC0132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NAJB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512</text:p>
          </table:table-cell>
          <table:table-cell office:value-type="string">
            <text:p>YIPF7</text:p>
          </table:table-cell>
          <table:table-cell table:number-columns-repeated="1022"/>
        </table:table-row>
        <table:table-row table:style-name="ro1">
          <table:table-cell office:value-type="string">
            <text:p>TUBAP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BTB38</text:p>
          </table:table-cell>
          <table:table-cell office:value-type="string">
            <text:p>PRUNE2</text:p>
          </table:table-cell>
          <table:table-cell table:number-columns-repeated="1022"/>
        </table:table-row>
        <table:table-row table:style-name="ro1">
          <table:table-cell office:value-type="string">
            <text:p>GRIK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240B13.2</text:p>
          </table:table-cell>
          <table:table-cell office:value-type="string">
            <text:p>MEGF10</text:p>
          </table:table-cell>
          <table:table-cell table:number-columns-repeated="1022"/>
        </table:table-row>
        <table:table-row table:style-name="ro1">
          <table:table-cell office:value-type="string">
            <text:p>PDGFRA</text:p>
          </table:table-cell>
          <table:table-cell office:value-type="string">
            <text:p>CSNK2A2</text:p>
          </table:table-cell>
          <table:table-cell table:number-columns-repeated="1022"/>
        </table:table-row>
        <table:table-row table:style-name="ro1">
          <table:table-cell office:value-type="string">
            <text:p>RAPGEF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28E19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CDC18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41P9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75C1.1</text:p>
          </table:table-cell>
          <table:table-cell office:value-type="string">
            <text:p>DENND1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CL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P7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C28A3</text:p>
          </table:table-cell>
          <table:table-cell table:number-columns-repeated="1022"/>
        </table:table-row>
        <table:table-row table:style-name="ro1">
          <table:table-cell office:value-type="string">
            <text:p>GPR3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WDFY3</text:p>
          </table:table-cell>
          <table:table-cell office:value-type="string">
            <text:p>VCF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15A16.2</text:p>
          </table:table-cell>
          <table:table-cell office:value-type="string">
            <text:p>CASS4</text:p>
          </table:table-cell>
          <table:table-cell table:number-columns-repeated="1022"/>
        </table:table-row>
        <table:table-row table:style-name="ro1">
          <table:table-cell office:value-type="string">
            <text:p>RP11-1080G15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PLANE2</text:p>
          </table:table-cell>
          <table:table-cell office:value-type="string">
            <text:p>PDE4DIP</text:p>
          </table:table-cell>
          <table:table-cell table:number-columns-repeated="1022"/>
        </table:table-row>
        <table:table-row table:style-name="ro1">
          <table:table-cell office:value-type="string">
            <text:p>LINC02119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05K1.1</text:p>
          </table:table-cell>
          <table:table-cell office:value-type="string">
            <text:p>FGFR2</text:p>
          </table:table-cell>
          <table:table-cell table:number-columns-repeated="1022"/>
        </table:table-row>
        <table:table-row table:style-name="ro1">
          <table:table-cell office:value-type="string">
            <text:p>RP11-490F3.3</text:p>
          </table:table-cell>
          <table:table-cell office:value-type="string">
            <text:p>ADPGK</text:p>
          </table:table-cell>
          <table:table-cell table:number-columns-repeated="1022"/>
        </table:table-row>
        <table:table-row table:style-name="ro1">
          <table:table-cell office:value-type="string">
            <text:p>RN7SKP199</text:p>
          </table:table-cell>
          <table:table-cell office:value-type="string">
            <text:p>OPCML</text:p>
          </table:table-cell>
          <table:table-cell table:number-columns-repeated="1022"/>
        </table:table-row>
        <table:table-row table:style-name="ro1">
          <table:table-cell office:value-type="string">
            <text:p>VIM2P</text:p>
          </table:table-cell>
          <table:table-cell office:value-type="string">
            <text:p>TMEM117</text:p>
          </table:table-cell>
          <table:table-cell table:number-columns-repeated="1022"/>
        </table:table-row>
        <table:table-row table:style-name="ro1">
          <table:table-cell office:value-type="string">
            <text:p>IL1RAPL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06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42N14.4</text:p>
          </table:table-cell>
          <table:table-cell office:value-type="string">
            <text:p>SORCS3</text:p>
          </table:table-cell>
          <table:table-cell table:number-columns-repeated="1022"/>
        </table:table-row>
        <table:table-row table:style-name="ro1">
          <table:table-cell office:value-type="string">
            <text:p>MSN</text:p>
          </table:table-cell>
          <table:table-cell office:value-type="string">
            <text:p>HDAC2</text:p>
          </table:table-cell>
          <table:table-cell table:number-columns-repeated="1022"/>
        </table:table-row>
        <table:table-row table:style-name="ro1">
          <table:table-cell office:value-type="string">
            <text:p>ANKAR</text:p>
          </table:table-cell>
          <table:table-cell office:value-type="string">
            <text:p>PYROXD2</text:p>
          </table:table-cell>
          <table:table-cell table:number-columns-repeated="1022"/>
        </table:table-row>
        <table:table-row table:style-name="ro1">
          <table:table-cell office:value-type="string">
            <text:p>CTD-2587M2.1</text:p>
          </table:table-cell>
          <table:table-cell office:value-type="string">
            <text:p>TRAV1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HL1-AS2</text:p>
          </table:table-cell>
          <table:table-cell office:value-type="string">
            <text:p>CSE1L</text:p>
          </table:table-cell>
          <table:table-cell table:number-columns-repeated="1022"/>
        </table:table-row>
        <table:table-row table:style-name="ro1">
          <table:table-cell office:value-type="string">
            <text:p>Y_RN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CO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DKL2</text:p>
          </table:table-cell>
          <table:table-cell table:number-columns-repeated="1022"/>
        </table:table-row>
        <table:table-row table:style-name="ro1">
          <table:table-cell office:value-type="string">
            <text:p>MTNR1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881</text:p>
          </table:table-cell>
          <table:table-cell office:value-type="string">
            <text:p>DAB1</text:p>
          </table:table-cell>
          <table:table-cell table:number-columns-repeated="1022"/>
        </table:table-row>
        <table:table-row table:style-name="ro1">
          <table:table-cell office:value-type="string">
            <text:p>PGAM1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UCLG2</text:p>
          </table:table-cell>
          <table:table-cell table:number-columns-repeated="1022"/>
        </table:table-row>
        <table:table-row table:style-name="ro1">
          <table:table-cell office:value-type="string">
            <text:p>GNA14</text:p>
          </table:table-cell>
          <table:table-cell office:value-type="string">
            <text:p>ASI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APGEF5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65J3.3</text:p>
          </table:table-cell>
          <table:table-cell office:value-type="string">
            <text:p>FRMPD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EGR1</text:p>
          </table:table-cell>
          <table:table-cell table:number-columns-repeated="1022"/>
        </table:table-row>
        <table:table-row table:style-name="ro1">
          <table:table-cell office:value-type="string">
            <text:p>RP11-340A13.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PM3</text:p>
          </table:table-cell>
          <table:table-cell table:number-columns-repeated="1022"/>
        </table:table-row>
        <table:table-row table:style-name="ro1">
          <table:table-cell office:value-type="string">
            <text:p>FAT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RX1</text:p>
          </table:table-cell>
          <table:table-cell office:value-type="string">
            <text:p>CFAP6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7SKP298</text:p>
          </table:table-cell>
          <table:table-cell table:number-columns-repeated="1022"/>
        </table:table-row>
        <table:table-row table:style-name="ro1">
          <table:table-cell office:value-type="string">
            <text:p>STX6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806O11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RPL50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TP3B</text:p>
          </table:table-cell>
          <table:table-cell table:number-columns-repeated="1022"/>
        </table:table-row>
        <table:table-row table:style-name="ro1">
          <table:table-cell office:value-type="string">
            <text:p>RP11-97C18.1</text:p>
          </table:table-cell>
          <table:table-cell office:value-type="string">
            <text:p>NRSN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H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KP4</text:p>
          </table:table-cell>
          <table:table-cell table:number-columns-repeated="1022"/>
        </table:table-row>
        <table:table-row table:style-name="ro1">
          <table:table-cell office:value-type="string">
            <text:p>BAAT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ZNF619P1</text:p>
          </table:table-cell>
          <table:table-cell office:value-type="string">
            <text:p>LIN5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UZ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93843.1</text:p>
          </table:table-cell>
          <table:table-cell office:value-type="string">
            <text:p>OTUB1</text:p>
          </table:table-cell>
          <table:table-cell table:number-columns-repeated="1022"/>
        </table:table-row>
        <table:table-row table:style-name="ro1">
          <table:table-cell office:value-type="string">
            <text:p>RP11-475I16.1</text:p>
          </table:table-cell>
          <table:table-cell office:value-type="string">
            <text:p>RIOK3</text:p>
          </table:table-cell>
          <table:table-cell table:number-columns-repeated="1022"/>
        </table:table-row>
        <table:table-row table:style-name="ro1">
          <table:table-cell office:value-type="string">
            <text:p>RP11-351N6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TX2</text:p>
          </table:table-cell>
          <table:table-cell office:value-type="string">
            <text:p>IP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NDC1</text:p>
          </table:table-cell>
          <table:table-cell table:number-columns-repeated="1022"/>
        </table:table-row>
        <table:table-row table:style-name="ro1">
          <table:table-cell office:value-type="string">
            <text:p>RP11-314C16.1</text:p>
          </table:table-cell>
          <table:table-cell office:value-type="string">
            <text:p>RTL4</text:p>
          </table:table-cell>
          <table:table-cell table:number-columns-repeated="1022"/>
        </table:table-row>
        <table:table-row table:style-name="ro1">
          <table:table-cell office:value-type="string">
            <text:p>CTTNBP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E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505</text:p>
          </table:table-cell>
          <table:table-cell office:value-type="string">
            <text:p>RBFOX1</text:p>
          </table:table-cell>
          <table:table-cell table:number-columns-repeated="1022"/>
        </table:table-row>
        <table:table-row table:style-name="ro1">
          <table:table-cell office:value-type="string">
            <text:p>LINC0202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PLD1</text:p>
          </table:table-cell>
          <table:table-cell table:number-columns-repeated="1022"/>
        </table:table-row>
        <table:table-row table:style-name="ro1">
          <table:table-cell office:value-type="string">
            <text:p>THSD7A</text:p>
          </table:table-cell>
          <table:table-cell office:value-type="string">
            <text:p>ENTHD1</text:p>
          </table:table-cell>
          <table:table-cell table:number-columns-repeated="1022"/>
        </table:table-row>
        <table:table-row table:style-name="ro1">
          <table:table-cell office:value-type="string">
            <text:p>SRD5A1</text:p>
          </table:table-cell>
          <table:table-cell office:value-type="string">
            <text:p>ALYREF</text:p>
          </table:table-cell>
          <table:table-cell table:number-columns-repeated="1022"/>
        </table:table-row>
        <table:table-row table:style-name="ro1">
          <table:table-cell office:value-type="string">
            <text:p>RP5-921G16.1</text:p>
          </table:table-cell>
          <table:table-cell office:value-type="string">
            <text:p>ARID1B</text:p>
          </table:table-cell>
          <table:table-cell table:number-columns-repeated="1022"/>
        </table:table-row>
        <table:table-row table:style-name="ro1">
          <table:table-cell office:value-type="string">
            <text:p>RNU6-332P</text:p>
          </table:table-cell>
          <table:table-cell office:value-type="string">
            <text:p>RCAN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CT2</text:p>
          </table:table-cell>
          <table:table-cell table:number-columns-repeated="1022"/>
        </table:table-row>
        <table:table-row table:style-name="ro1">
          <table:table-cell office:value-type="string">
            <text:p>RNU7-53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DK15</text:p>
          </table:table-cell>
          <table:table-cell table:number-columns-repeated="1022"/>
        </table:table-row>
        <table:table-row table:style-name="ro1">
          <table:table-cell office:value-type="string">
            <text:p>ASH2L</text:p>
          </table:table-cell>
          <table:table-cell office:value-type="string">
            <text:p>SH3RF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YBG2</text:p>
          </table:table-cell>
          <table:table-cell table:number-columns-repeated="1022"/>
        </table:table-row>
        <table:table-row table:style-name="ro1">
          <table:table-cell office:value-type="string">
            <text:p>LINC02506</text:p>
          </table:table-cell>
          <table:table-cell office:value-type="string">
            <text:p>PEPD</text:p>
          </table:table-cell>
          <table:table-cell table:number-columns-repeated="1022"/>
        </table:table-row>
        <table:table-row table:style-name="ro1">
          <table:table-cell office:value-type="string">
            <text:p>AFF3</text:p>
          </table:table-cell>
          <table:table-cell office:value-type="string">
            <text:p>ZNF79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LA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IPF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RD6</text:p>
          </table:table-cell>
          <table:table-cell table:number-columns-repeated="1022"/>
        </table:table-row>
        <table:table-row table:style-name="ro1">
          <table:table-cell office:value-type="string">
            <text:p>NCKAP5</text:p>
          </table:table-cell>
          <table:table-cell office:value-type="string">
            <text:p>ZNF23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L31P41</text:p>
          </table:table-cell>
          <table:table-cell office:value-type="string">
            <text:p>ITGA6</text:p>
          </table:table-cell>
          <table:table-cell table:number-columns-repeated="1022"/>
        </table:table-row>
        <table:table-row table:style-name="ro1">
          <table:table-cell office:value-type="string">
            <text:p>RP11-3P22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S17P17</text:p>
          </table:table-cell>
          <table:table-cell office:value-type="string">
            <text:p>ANK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ACA</text:p>
          </table:table-cell>
          <table:table-cell table:number-columns-repeated="1022"/>
        </table:table-row>
        <table:table-row table:style-name="ro1">
          <table:table-cell office:value-type="string">
            <text:p>LRRC3B</text:p>
          </table:table-cell>
          <table:table-cell office:value-type="string">
            <text:p>LRATD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38D15.1</text:p>
          </table:table-cell>
          <table:table-cell office:value-type="string">
            <text:p>NKX6-1</text:p>
          </table:table-cell>
          <table:table-cell table:number-columns-repeated="1022"/>
        </table:table-row>
        <table:table-row table:style-name="ro1">
          <table:table-cell office:value-type="string">
            <text:p>DISP3</text:p>
          </table:table-cell>
          <table:table-cell office:value-type="string">
            <text:p>FMO4</text:p>
          </table:table-cell>
          <table:table-cell table:number-columns-repeated="1022"/>
        </table:table-row>
        <table:table-row table:style-name="ro1">
          <table:table-cell office:value-type="string">
            <text:p>SPOPL</text:p>
          </table:table-cell>
          <table:table-cell office:value-type="string">
            <text:p>ITPRID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CAF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NF34</text:p>
          </table:table-cell>
          <table:table-cell table:number-columns-repeated="1022"/>
        </table:table-row>
        <table:table-row table:style-name="ro1">
          <table:table-cell office:value-type="string">
            <text:p>SLA</text:p>
          </table:table-cell>
          <table:table-cell office:value-type="string">
            <text:p>SLC24A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MCHD1</text:p>
          </table:table-cell>
          <table:table-cell table:number-columns-repeated="1022"/>
        </table:table-row>
        <table:table-row table:style-name="ro1">
          <table:table-cell office:value-type="string">
            <text:p>RP5-899B16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YO10</text:p>
          </table:table-cell>
          <table:table-cell office:value-type="string">
            <text:p>DNMB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BE4A</text:p>
          </table:table-cell>
          <table:table-cell table:number-columns-repeated="1022"/>
        </table:table-row>
        <table:table-row table:style-name="ro1">
          <table:table-cell office:value-type="string">
            <text:p>SCARB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775H7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YREF</text:p>
          </table:table-cell>
          <table:table-cell table:number-columns-repeated="1022"/>
        </table:table-row>
        <table:table-row table:style-name="ro1">
          <table:table-cell office:value-type="string">
            <text:p>ALDH1A1</text:p>
          </table:table-cell>
          <table:table-cell office:value-type="string">
            <text:p>CDC42EP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PS29</text:p>
          </table:table-cell>
          <table:table-cell table:number-columns-repeated="1022"/>
        </table:table-row>
        <table:table-row table:style-name="ro1">
          <table:table-cell office:value-type="string">
            <text:p>RP11-317N12.1</text:p>
          </table:table-cell>
          <table:table-cell office:value-type="string">
            <text:p>GRAP</text:p>
          </table:table-cell>
          <table:table-cell table:number-columns-repeated="1022"/>
        </table:table-row>
        <table:table-row table:style-name="ro1">
          <table:table-cell office:value-type="string">
            <text:p>RP11-12K22.1</text:p>
          </table:table-cell>
          <table:table-cell office:value-type="string">
            <text:p>PHC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1173</text:p>
          </table:table-cell>
          <table:table-cell office:value-type="string">
            <text:p>TNRC6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7SKP43</text:p>
          </table:table-cell>
          <table:table-cell table:number-columns-repeated="1022"/>
        </table:table-row>
        <table:table-row table:style-name="ro1">
          <table:table-cell office:value-type="string">
            <text:p>GBE1</text:p>
          </table:table-cell>
          <table:table-cell office:value-type="string">
            <text:p>PABPC1L</text:p>
          </table:table-cell>
          <table:table-cell table:number-columns-repeated="1022"/>
        </table:table-row>
        <table:table-row table:style-name="ro1">
          <table:table-cell office:value-type="string">
            <text:p>LINC01830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AM</text:p>
          </table:table-cell>
          <table:table-cell table:number-columns-repeated="1022"/>
        </table:table-row>
        <table:table-row table:style-name="ro1">
          <table:table-cell office:value-type="string">
            <text:p>TFEC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IRC3</text:p>
          </table:table-cell>
          <table:table-cell table:number-columns-repeated="1022"/>
        </table:table-row>
        <table:table-row table:style-name="ro1">
          <table:table-cell office:value-type="string">
            <text:p>MIR613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SS1P1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EDC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S6ST3</text:p>
          </table:table-cell>
          <table:table-cell table:number-columns-repeated="1022"/>
        </table:table-row>
        <table:table-row table:style-name="ro1">
          <table:table-cell office:value-type="string">
            <text:p>RABGEF1</text:p>
          </table:table-cell>
          <table:table-cell office:value-type="string">
            <text:p>LIAS</text:p>
          </table:table-cell>
          <table:table-cell table:number-columns-repeated="1022"/>
        </table:table-row>
        <table:table-row table:style-name="ro1">
          <table:table-cell office:value-type="string">
            <text:p>SP100</text:p>
          </table:table-cell>
          <table:table-cell office:value-type="string">
            <text:p>MYOF</text:p>
          </table:table-cell>
          <table:table-cell table:number-columns-repeated="1022"/>
        </table:table-row>
        <table:table-row table:style-name="ro1">
          <table:table-cell office:value-type="string">
            <text:p>CEP120</text:p>
          </table:table-cell>
          <table:table-cell office:value-type="string">
            <text:p>SEC24B</text:p>
          </table:table-cell>
          <table:table-cell table:number-columns-repeated="1022"/>
        </table:table-row>
        <table:table-row table:style-name="ro1">
          <table:table-cell office:value-type="string">
            <text:p>LINC00251</text:p>
          </table:table-cell>
          <table:table-cell office:value-type="string">
            <text:p>KIF18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LC44A3-AS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267</text:p>
          </table:table-cell>
          <table:table-cell office:value-type="string">
            <text:p>C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CA</text:p>
          </table:table-cell>
          <table:table-cell table:number-columns-repeated="1022"/>
        </table:table-row>
        <table:table-row table:style-name="ro1">
          <table:table-cell office:value-type="string">
            <text:p>CCDC20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SC22D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0607</text:p>
          </table:table-cell>
          <table:table-cell office:value-type="string">
            <text:p>TMEM178B</text:p>
          </table:table-cell>
          <table:table-cell table:number-columns-repeated="1022"/>
        </table:table-row>
        <table:table-row table:style-name="ro1">
          <table:table-cell office:value-type="string">
            <text:p>TLL1</text:p>
          </table:table-cell>
          <table:table-cell office:value-type="string">
            <text:p>CERS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OP</text:p>
          </table:table-cell>
          <table:table-cell table:number-columns-repeated="1022"/>
        </table:table-row>
        <table:table-row table:style-name="ro1">
          <table:table-cell office:value-type="string">
            <text:p>RP3-407E4.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07682.1</text:p>
          </table:table-cell>
          <table:table-cell office:value-type="string">
            <text:p>DOCK7</text:p>
          </table:table-cell>
          <table:table-cell table:number-columns-repeated="1022"/>
        </table:table-row>
        <table:table-row table:style-name="ro1">
          <table:table-cell office:value-type="string">
            <text:p>SPANXN1</text:p>
          </table:table-cell>
          <table:table-cell office:value-type="string">
            <text:p>KIAA1217</text:p>
          </table:table-cell>
          <table:table-cell table:number-columns-repeated="1022"/>
        </table:table-row>
        <table:table-row table:style-name="ro1">
          <table:table-cell office:value-type="string">
            <text:p>LINC0279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RGAP1</text:p>
          </table:table-cell>
          <table:table-cell table:number-columns-repeated="1022"/>
        </table:table-row>
        <table:table-row table:style-name="ro1">
          <table:table-cell office:value-type="string">
            <text:p>LINC01331</text:p>
          </table:table-cell>
          <table:table-cell office:value-type="string">
            <text:p>UBE2R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NST</text:p>
          </table:table-cell>
          <table:table-cell office:value-type="string">
            <text:p>CDKAL1</text:p>
          </table:table-cell>
          <table:table-cell table:number-columns-repeated="1022"/>
        </table:table-row>
        <table:table-row table:style-name="ro1">
          <table:table-cell office:value-type="string">
            <text:p>VN1R32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WDSUB1</text:p>
          </table:table-cell>
          <table:table-cell office:value-type="string">
            <text:p>ARAP1</text:p>
          </table:table-cell>
          <table:table-cell table:number-columns-repeated="1022"/>
        </table:table-row>
        <table:table-row table:style-name="ro1">
          <table:table-cell office:value-type="string">
            <text:p>RNU5A-2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NA5SP517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317M11.1</text:p>
          </table:table-cell>
          <table:table-cell office:value-type="string">
            <text:p>LHFPL3</text:p>
          </table:table-cell>
          <table:table-cell table:number-columns-repeated="1022"/>
        </table:table-row>
        <table:table-row table:style-name="ro1">
          <table:table-cell office:value-type="string">
            <text:p>AC010983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TFR2</text:p>
          </table:table-cell>
          <table:table-cell table:number-columns-repeated="1022"/>
        </table:table-row>
        <table:table-row table:style-name="ro1">
          <table:table-cell office:value-type="string">
            <text:p>APBA1</text:p>
          </table:table-cell>
          <table:table-cell office:value-type="string">
            <text:p>ALP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AP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GF12</text:p>
          </table:table-cell>
          <table:table-cell office:value-type="string">
            <text:p>ZBTB7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C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PP1R9A-AS1</text:p>
          </table:table-cell>
          <table:table-cell office:value-type="string">
            <text:p>SAMD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WDD4</text:p>
          </table:table-cell>
          <table:table-cell table:number-columns-repeated="1022"/>
        </table:table-row>
        <table:table-row table:style-name="ro1">
          <table:table-cell office:value-type="string">
            <text:p>CTD-2299N12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MSR1</text:p>
          </table:table-cell>
          <table:table-cell office:value-type="string">
            <text:p>CDC42BPB</text:p>
          </table:table-cell>
          <table:table-cell table:number-columns-repeated="1022"/>
        </table:table-row>
        <table:table-row table:style-name="ro1">
          <table:table-cell office:value-type="string">
            <text:p>LINC01591</text:p>
          </table:table-cell>
          <table:table-cell office:value-type="string">
            <text:p>DIRAS2</text:p>
          </table:table-cell>
          <table:table-cell table:number-columns-repeated="1022"/>
        </table:table-row>
        <table:table-row table:style-name="ro1">
          <table:table-cell office:value-type="string">
            <text:p>RP11-360P21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TARS2P1</text:p>
          </table:table-cell>
          <table:table-cell office:value-type="string">
            <text:p>PPP2R5A</text:p>
          </table:table-cell>
          <table:table-cell table:number-columns-repeated="1022"/>
        </table:table-row>
        <table:table-row table:style-name="ro1">
          <table:table-cell office:value-type="string">
            <text:p>UTRN</text:p>
          </table:table-cell>
          <table:table-cell office:value-type="string">
            <text:p>ANXA9</text:p>
          </table:table-cell>
          <table:table-cell table:number-columns-repeated="1022"/>
        </table:table-row>
        <table:table-row table:style-name="ro1">
          <table:table-cell office:value-type="string">
            <text:p>LINC02100</text:p>
          </table:table-cell>
          <table:table-cell office:value-type="string">
            <text:p>GLD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3H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WOX</text:p>
          </table:table-cell>
          <table:table-cell table:number-columns-repeated="1022"/>
        </table:table-row>
        <table:table-row table:style-name="ro1">
          <table:table-cell office:value-type="string">
            <text:p>RP11-640F22.1</text:p>
          </table:table-cell>
          <table:table-cell office:value-type="string">
            <text:p>KIAA1549L</text:p>
          </table:table-cell>
          <table:table-cell table:number-columns-repeated="1022"/>
        </table:table-row>
        <table:table-row table:style-name="ro1">
          <table:table-cell office:value-type="string">
            <text:p>RFKP2</text:p>
          </table:table-cell>
          <table:table-cell office:value-type="string">
            <text:p>ESR2</text:p>
          </table:table-cell>
          <table:table-cell table:number-columns-repeated="1022"/>
        </table:table-row>
        <table:table-row table:style-name="ro1">
          <table:table-cell office:value-type="string">
            <text:p>RP11-44H4.1</text:p>
          </table:table-cell>
          <table:table-cell office:value-type="string">
            <text:p>RAET1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DR59</text:p>
          </table:table-cell>
          <table:table-cell table:number-columns-repeated="1022"/>
        </table:table-row>
        <table:table-row table:style-name="ro1">
          <table:table-cell office:value-type="string">
            <text:p>RP11-181P4.2</text:p>
          </table:table-cell>
          <table:table-cell office:value-type="string">
            <text:p>SYNPO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LL</text:p>
          </table:table-cell>
          <table:table-cell table:number-columns-repeated="1022"/>
        </table:table-row>
        <table:table-row table:style-name="ro1">
          <table:table-cell office:value-type="string">
            <text:p>DPP10</text:p>
          </table:table-cell>
          <table:table-cell office:value-type="string">
            <text:p>PSMG1</text:p>
          </table:table-cell>
          <table:table-cell table:number-columns-repeated="1022"/>
        </table:table-row>
        <table:table-row table:style-name="ro1">
          <table:table-cell office:value-type="string">
            <text:p>ARHGAP29-AS1</text:p>
          </table:table-cell>
          <table:table-cell office:value-type="string">
            <text:p>U2SUR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FOXP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KBK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LEKHM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WOX</text:p>
          </table:table-cell>
          <table:table-cell table:number-columns-repeated="1022"/>
        </table:table-row>
        <table:table-row table:style-name="ro1">
          <table:table-cell office:value-type="string">
            <text:p>RP11-333H8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DTNBP1</text:p>
          </table:table-cell>
          <table:table-cell office:value-type="string">
            <text:p>APAF1</text:p>
          </table:table-cell>
          <table:table-cell table:number-columns-repeated="1022"/>
        </table:table-row>
        <table:table-row table:style-name="ro1">
          <table:table-cell office:value-type="string">
            <text:p>SASH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CENPP</text:p>
          </table:table-cell>
          <table:table-cell office:value-type="string">
            <text:p>C8A</text:p>
          </table:table-cell>
          <table:table-cell table:number-columns-repeated="1022"/>
        </table:table-row>
        <table:table-row table:style-name="ro1">
          <table:table-cell office:value-type="string">
            <text:p>MTATP6P21</text:p>
          </table:table-cell>
          <table:table-cell office:value-type="string">
            <text:p>LHFPL3</text:p>
          </table:table-cell>
          <table:table-cell table:number-columns-repeated="1022"/>
        </table:table-row>
        <table:table-row table:style-name="ro1">
          <table:table-cell office:value-type="string">
            <text:p>GRID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814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SVEP1</text:p>
          </table:table-cell>
          <table:table-cell office:value-type="string">
            <text:p>RNF19A</text:p>
          </table:table-cell>
          <table:table-cell table:number-columns-repeated="1022"/>
        </table:table-row>
        <table:table-row table:style-name="ro1">
          <table:table-cell office:value-type="string">
            <text:p>EIF4E3</text:p>
          </table:table-cell>
          <table:table-cell office:value-type="string">
            <text:p>RECK</text:p>
          </table:table-cell>
          <table:table-cell table:number-columns-repeated="1022"/>
        </table:table-row>
        <table:table-row table:style-name="ro1">
          <table:table-cell office:value-type="string">
            <text:p>EMCN</text:p>
          </table:table-cell>
          <table:table-cell office:value-type="string">
            <text:p>SLC12A8</text:p>
          </table:table-cell>
          <table:table-cell table:number-columns-repeated="1022"/>
        </table:table-row>
        <table:table-row table:style-name="ro1">
          <table:table-cell office:value-type="string">
            <text:p>ANKRD44-IT1</text:p>
          </table:table-cell>
          <table:table-cell office:value-type="string">
            <text:p>GABPB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Y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CTD18</text:p>
          </table:table-cell>
          <table:table-cell table:number-columns-repeated="1022"/>
        </table:table-row>
        <table:table-row table:style-name="ro1">
          <table:table-cell office:value-type="string">
            <text:p>RP11-533K11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SBPL6</text:p>
          </table:table-cell>
          <table:table-cell table:number-columns-repeated="1022"/>
        </table:table-row>
        <table:table-row table:style-name="ro1">
          <table:table-cell office:value-type="string">
            <text:p>HNRNPA1P73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PH1</text:p>
          </table:table-cell>
          <table:table-cell table:number-columns-repeated="1022"/>
        </table:table-row>
        <table:table-row table:style-name="ro1">
          <table:table-cell office:value-type="string">
            <text:p>RP11-58B2.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608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SXL2</text:p>
          </table:table-cell>
          <table:table-cell table:number-columns-repeated="1022"/>
        </table:table-row>
        <table:table-row table:style-name="ro1">
          <table:table-cell office:value-type="string">
            <text:p>HSP90AB2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VEP1</text:p>
          </table:table-cell>
          <table:table-cell table:number-columns-repeated="1022"/>
        </table:table-row>
        <table:table-row table:style-name="ro1">
          <table:table-cell office:value-type="string">
            <text:p>RN7SL300P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VWC2L-IT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RP11-527N22.1</text:p>
          </table:table-cell>
          <table:table-cell office:value-type="string">
            <text:p>LSG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CNA2D1</text:p>
          </table:table-cell>
          <table:table-cell table:number-columns-repeated="1022"/>
        </table:table-row>
        <table:table-row table:style-name="ro1">
          <table:table-cell office:value-type="string">
            <text:p>KCNMB2-AS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NF58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DH6A1</text:p>
          </table:table-cell>
          <table:table-cell table:number-columns-repeated="1022"/>
        </table:table-row>
        <table:table-row table:style-name="ro1">
          <table:table-cell office:value-type="string">
            <text:p>RP11-443F4.1</text:p>
          </table:table-cell>
          <table:table-cell office:value-type="string">
            <text:p>SYCP3</text:p>
          </table:table-cell>
          <table:table-cell table:number-columns-repeated="1022"/>
        </table:table-row>
        <table:table-row table:style-name="ro1">
          <table:table-cell office:value-type="string">
            <text:p>TSN</text:p>
          </table:table-cell>
          <table:table-cell office:value-type="string">
            <text:p>FOXP1</text:p>
          </table:table-cell>
          <table:table-cell table:number-columns-repeated="1022"/>
        </table:table-row>
        <table:table-row table:style-name="ro1">
          <table:table-cell office:value-type="string">
            <text:p>RP1-73A14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GSTA3</text:p>
          </table:table-cell>
          <table:table-cell office:value-type="string">
            <text:p>PDPN</text:p>
          </table:table-cell>
          <table:table-cell table:number-columns-repeated="1022"/>
        </table:table-row>
        <table:table-row table:style-name="ro1">
          <table:table-cell office:value-type="string">
            <text:p>VIM2P</text:p>
          </table:table-cell>
          <table:table-cell office:value-type="string">
            <text:p>EVI5</text:p>
          </table:table-cell>
          <table:table-cell table:number-columns-repeated="1022"/>
        </table:table-row>
        <table:table-row table:style-name="ro1">
          <table:table-cell office:value-type="string">
            <text:p>MAEL</text:p>
          </table:table-cell>
          <table:table-cell office:value-type="string">
            <text:p>CARD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CNA1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ADI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YB5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AC084149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PRSS38</text:p>
          </table:table-cell>
          <table:table-cell office:value-type="string">
            <text:p>TRAV19</text:p>
          </table:table-cell>
          <table:table-cell table:number-columns-repeated="1022"/>
        </table:table-row>
        <table:table-row table:style-name="ro1">
          <table:table-cell office:value-type="string">
            <text:p>SESTD1</text:p>
          </table:table-cell>
          <table:table-cell office:value-type="string">
            <text:p>RNU6-59P</text:p>
          </table:table-cell>
          <table:table-cell table:number-columns-repeated="1022"/>
        </table:table-row>
        <table:table-row table:style-name="ro1">
          <table:table-cell office:value-type="string">
            <text:p>BCKDHB</text:p>
          </table:table-cell>
          <table:table-cell office:value-type="string">
            <text:p>VTI1A</text:p>
          </table:table-cell>
          <table:table-cell table:number-columns-repeated="1022"/>
        </table:table-row>
        <table:table-row table:style-name="ro1">
          <table:table-cell office:value-type="string">
            <text:p>SPATS2L</text:p>
          </table:table-cell>
          <table:table-cell office:value-type="string">
            <text:p>CLGN</text:p>
          </table:table-cell>
          <table:table-cell table:number-columns-repeated="1022"/>
        </table:table-row>
        <table:table-row table:style-name="ro1">
          <table:table-cell office:value-type="string">
            <text:p>PDS5A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LINC02041</text:p>
          </table:table-cell>
          <table:table-cell office:value-type="string">
            <text:p>DDX19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STM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LC30A7</text:p>
          </table:table-cell>
          <table:table-cell table:number-columns-repeated="1022"/>
        </table:table-row>
        <table:table-row table:style-name="ro1">
          <table:table-cell office:value-type="string">
            <text:p>RP5-945F2.2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OSBPL3</text:p>
          </table:table-cell>
          <table:table-cell office:value-type="string">
            <text:p>FANCD2</text:p>
          </table:table-cell>
          <table:table-cell table:number-columns-repeated="1022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5">03/15/2025</text:date>, <text:time>09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4" meta:object-count="0"/>
    <meta:generator>OpenOffice/4.1.15$Win32 OpenOffice.org_project/4115m2$Build-9813</meta:generator>
  </office:meta>
</office:document-meta>
</file>